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555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237cm"/>
    </style:style>
    <style:style style:name="co18" style:family="table-column">
      <style:table-column-properties fo:break-before="auto" style:column-width="2.843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6cm" fo:break-before="auto" style:use-optimal-row-height="fals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wrap-option="wrap" fo:border="0.06pt solid #000000"/>
    </style:style>
    <style:style style:name="ce113" style:family="table-cell" style:parent-style-name="Default">
      <style:table-cell-properties fo:background-color="#ffa6a6"/>
    </style:style>
    <style:style style:name="ce114" style:family="table-cell" style:parent-style-name="Default">
      <style:table-cell-properties fo:background-color="#ffa6a6" fo:wrap-option="wrap"/>
    </style:style>
    <style:style style:name="ce115" style:family="table-cell" style:parent-style-name="Default">
      <style:table-cell-properties fo:background-color="#ffa6a6" fo:border="0.06pt solid #000000"/>
    </style:style>
    <style:style style:name="ce116" style:family="table-cell" style:parent-style-name="Default" style:data-style-name="N2">
      <style:table-cell-properties fo:border="0.06pt solid #000000"/>
    </style:style>
    <style:style style:name="ce117" style:family="table-cell" style:parent-style-name="Default" style:data-style-name="N1">
      <style:table-cell-properties fo:border="0.06pt solid #000000"/>
    </style:style>
    <style:style style:name="ce118" style:family="table-cell" style:parent-style-name="Default" style:data-style-name="N124">
      <style:table-cell-properties fo:border="0.06pt solid #000000"/>
    </style:style>
    <style:style style:name="ce119" style:family="table-cell" style:parent-style-name="Default" style:data-style-name="N123">
      <style:table-cell-properties fo:border="0.06pt solid #000000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b4c7dc" fo:border="0.06pt solid #000000"/>
    </style:style>
    <style:style style:name="ce122" style:family="table-cell" style:parent-style-name="Default">
      <style:table-cell-properties fo:background-color="#5eb91e"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d4ea6b" fo:border="0.06pt solid #000000"/>
    </style:style>
    <style:style style:name="ce130" style:family="table-cell" style:parent-style-name="Default">
      <style:table-cell-properties fo:background-color="#ffde59" fo:border="0.06pt solid #000000"/>
    </style:style>
    <style:style style:name="ce131" style:family="table-cell" style:parent-style-name="Default">
      <style:table-cell-properties fo:background-color="#cccccc" fo:border="0.06pt solid #000000"/>
    </style:style>
    <style:style style:name="ce132" style:family="table-cell" style:parent-style-name="Default">
      <style:table-cell-properties fo:background-color="#f7d1d5"/>
    </style:style>
    <style:style style:name="ce133" style:family="table-cell" style:parent-style-name="Default">
      <style:table-cell-properties fo:background-color="transparent" fo:wrap-option="wrap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fo:background-color="#f7d1d5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ackground-color="#d4ea6b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141" style:family="table-cell" style:parent-style-name="Default" style:data-style-name="N2">
      <style:table-cell-properties fo:background-color="#b4c7dc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48" style:family="table-cell" style:parent-style-name="Default">
      <style:table-cell-properties fo:background-color="#5eb91e" fo:wrap-option="wrap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51" style:family="table-cell" style:parent-style-name="Default">
      <style:table-cell-properties fo:background-color="#b2b2b2" fo:border="0.06pt solid #000000"/>
    </style:style>
    <style:style style:name="ce152" style:family="table-cell" style:parent-style-name="Default" style:data-style-name="N2">
      <style:table-cell-properties fo:background-color="#d4ea6b" fo:border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ec9ba4"/>
    </style:style>
    <style:style style:name="ce157" style:family="table-cell" style:parent-style-name="Default">
      <style:table-cell-properties fo:background-color="#729fcf"/>
    </style:style>
    <style:style style:name="ce158" style:family="table-cell" style:parent-style-name="Default">
      <style:table-cell-properties fo:background-color="#b2b2b2"/>
    </style:style>
    <style:style style:name="ce159" style:family="table-cell" style:parent-style-name="Default">
      <style:table-cell-properties fo:background-color="#5eb91e"/>
    </style:style>
    <style:style style:name="ce160" style:family="table-cell" style:parent-style-name="Default">
      <style:table-cell-properties fo:background-color="#999999" fo:border="0.06pt solid #000000"/>
    </style:style>
    <style:style style:name="ce161" style:family="table-cell" style:parent-style-name="Default" style:data-style-name="N123">
      <style:table-cell-properties fo:background-color="#999999" fo:border="0.06pt solid #000000"/>
    </style:style>
    <style:style style:name="ce162" style:family="table-cell" style:parent-style-name="Default">
      <style:table-cell-properties fo:background-color="#b4c7dc" fo:wrap-option="wrap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164" style:family="table-cell" style:parent-style-name="Default" style:data-style-name="N1">
      <style:table-cell-properties fo:background-color="#b4c7dc" fo:border="0.06pt solid #000000"/>
    </style:style>
    <style:style style:name="ce16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3" table:default-cell-style-name="ce11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1" office:value-type="string" calcext:value-type="string">
            <text:p>Comment</text:p>
          </table:table-cell>
          <table:table-cell table:style-name="ce111"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1" office:value-type="string" calcext:value-type="string">
            <text:p>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</table:table-row>
        <table:table-row table:style-name="ro3">
          <table:table-cell table:style-name="ce111" office:value-type="string" calcext:value-type="string">
            <text:p>Increase burst fire rate?</text:p>
          </table:table-cell>
          <table:table-cell table:style-name="ce115" office:value-type="string" calcext:value-type="string">
            <text:p>AK-7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16" table:formula="of:=[.C4]/[.D4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4]*[.E4]" office:value-type="float" office:value="2.8" calcext:value-type="float">
            <text:p>2.80</text:p>
          </table:table-cell>
          <table:table-cell table:style-name="ce111" office:value-type="float" office:value="350" calcext:value-type="float">
            <text:p>350</text:p>
          </table:table-cell>
          <table:table-cell table:style-name="ce111" office:value-type="float" office:value="36" calcext:value-type="float">
            <text:p>36</text:p>
          </table:table-cell>
          <table:table-cell table:style-name="ce116" table:formula="of:=[.K4]/[.E4]/1.75" office:value-type="float" office:value="14.6938775510204" calcext:value-type="float">
            <text:p>14.69</text:p>
          </table:table-cell>
          <table:table-cell table:style-name="ce119" table:formula="of:=[.L4]*[.N4]" office:value-type="float" office:value="14.6938775510204" calcext:value-type="float">
            <text:p>14.69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4]+[.N4]/2*[.$F$24]+[.P4]*[.$F$39]+[.O4]*[.$G$42]+[.$F$39]*([.N4]/2*[.$G$24]+[.O4]*[.$H$42])+(1+[.N4]/2+[.O4]/[.$D$42]+([.P4]+[.N4]/2*[.$G$24]+[.O4]*[.$H$42])/[.$D$39])*[.$I$33]" office:value-type="float" office:value="226.064786885246" calcext:value-type="float">
            <text:p>226</text:p>
          </table:table-cell>
          <table:table-cell table:style-name="ce117" table:formula="of:=[.S4]+[.N4]/2*[.$C$24]+[.P4]*[.$J$39]+[.O4]*[.$J$42]+[.$J$39]*([.N4]/2*[.$G$24]+[.O4]*[.$H$42])+(1+[.N4]/2+[.O4]/[.$D$42]+([.P4]+[.N4]/2*[.$G$24]+[.O4]*[.$H$42])/[.$D$39])*[.$J$33]" office:value-type="float" office:value="2612.66229508197" calcext:value-type="float">
            <text:p>2613</text:p>
          </table:table-cell>
          <table:table-cell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6" table:formula="of:=[.C5]/[.D5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5]*[.E5]" office:value-type="float" office:value="8" calcext:value-type="float">
            <text:p>8.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5]/[.E5]/1.75" office:value-type="float" office:value="9" calcext:value-type="float">
            <text:p>9.00</text:p>
          </table:table-cell>
          <table:table-cell table:style-name="ce119" table:formula="of:=[.L5]*[.N5]" office:value-type="float" office:value="9" calcext:value-type="float">
            <text:p>9.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5]+[.N5]/2*[.$F$24]+[.P5]*[.$F$39]+[.O5]*[.$G$42]+[.$F$39]*([.N5]/2*[.$G$24]+[.O5]*[.$H$42])+(1+[.N5]/2+[.O5]/[.$D$42]+([.P5]+[.N5]/2*[.$G$24]+[.O5]*[.$H$42])/[.$D$39])*[.$I$33]" office:value-type="float" office:value="231.917245901639" calcext:value-type="float">
            <text:p>232</text:p>
          </table:table-cell>
          <table:table-cell table:style-name="ce117" table:formula="of:=[.S5]+[.N5]/2*[.$C$24]+[.P5]*[.$J$39]+[.O5]*[.$J$42]+[.$J$39]*([.N5]/2*[.$G$24]+[.O5]*[.$H$42])+(1+[.N5]/2+[.O5]/[.$D$42]+([.P5]+[.N5]/2*[.$G$24]+[.O5]*[.$H$42])/[.$D$39])*[.$J$33]" office:value-type="float" office:value="2623.48196721311" calcext:value-type="float">
            <text:p>2623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D-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6" table:formula="of:=[.C6]/[.D6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6" table:formula="of:=[.K6]/[.E6]/1.75" office:value-type="float" office:value="8.57142857142857" calcext:value-type="float">
            <text:p>8.57</text:p>
          </table:table-cell>
          <table:table-cell table:style-name="ce119" table:formula="of:=[.L6]*[.N6]" office:value-type="float" office:value="8.57142857142857" calcext:value-type="float">
            <text:p>8.57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6]+[.N6]/2*[.$F$24]+[.P6]*[.$F$39]+[.O6]*[.$G$42]+[.$F$39]*([.N6]/2*[.$G$24]+[.O6]*[.$H$42])+(1+[.N6]/2+[.O6]/[.$D$42]+([.P6]+[.N6]/2*[.$G$24]+[.O6]*[.$H$42])/[.$D$39])*[.$I$33]" office:value-type="float" office:value="231.917245901639" calcext:value-type="float">
            <text:p>232</text:p>
          </table:table-cell>
          <table:table-cell table:style-name="ce117" table:formula="of:=[.S6]+[.N6]/2*[.$C$24]+[.P6]*[.$J$39]+[.O6]*[.$J$42]+[.$J$39]*([.N6]/2*[.$G$24]+[.O6]*[.$H$42])+(1+[.N6]/2+[.O6]/[.$D$42]+([.P6]+[.N6]/2*[.$G$24]+[.O6]*[.$H$42])/[.$D$39])*[.$J$33]" office:value-type="float" office:value="4623.48196721312" calcext:value-type="float">
            <text:p>462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6" table:formula="of:=[.C7]/[.D7]" office:value-type="float" office:value="0.166666666666667" calcext:value-type="float">
            <text:p>0.17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7]*[.E7]" office:value-type="float" office:value="13.6666666666667" calcext:value-type="float">
            <text:p>13.67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7]/[.E7]/1.75" office:value-type="float" office:value="10.2857142857143" calcext:value-type="float">
            <text:p>10.29</text:p>
          </table:table-cell>
          <table:table-cell table:style-name="ce119" table:formula="of:=[.L7]*[.N7]" office:value-type="float" office:value="20.5714285714286" calcext:value-type="float">
            <text:p>20.57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.8" calcext:value-type="float">
            <text:p>1.8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7]+[.N7]/2*[.$F$24]+[.P7]*[.$F$39]+[.O7]*[.$G$42]+[.$F$39]*([.N7]/2*[.$G$24]+[.O7]*[.$H$42])+(1+[.N7]/2+[.O7]/[.$D$42]+([.P7]+[.N7]/2*[.$G$24]+[.O7]*[.$H$42])/[.$D$39])*[.$I$33]" office:value-type="float" office:value="413.132852459016" calcext:value-type="float">
            <text:p>413</text:p>
          </table:table-cell>
          <table:table-cell table:style-name="ce117" table:formula="of:=[.S7]+[.N7]/2*[.$C$24]+[.P7]*[.$J$39]+[.O7]*[.$J$42]+[.$J$39]*([.N7]/2*[.$G$24]+[.O7]*[.$H$42])+(1+[.N7]/2+[.O7]/[.$D$42]+([.P7]+[.N7]/2*[.$G$24]+[.O7]*[.$H$42])/[.$D$39])*[.$J$33]" office:value-type="float" office:value="5219.75081967213" calcext:value-type="float">
            <text:p>5220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6" table:formula="of:=[.C8]/[.D8]" office:value-type="float" office:value="0.2" calcext:value-type="float">
            <text:p>0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16.4" calcext:value-type="float">
            <text:p>16.4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8]/[.E8]/1.75" office:value-type="float" office:value="8.57142857142857" calcext:value-type="float">
            <text:p>8.57</text:p>
          </table:table-cell>
          <table:table-cell table:style-name="ce119" table:formula="of:=[.L8]*[.N8]" office:value-type="float" office:value="34.2857142857143" calcext:value-type="float">
            <text:p>34.28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.4" calcext:value-type="float">
            <text:p>2.4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6000" calcext:value-type="float">
            <text:p>6000</text:p>
          </table:table-cell>
          <table:table-cell table:style-name="ce117" table:formula="of:=[.Q8]+[.N8]/2*[.$F$24]+[.P8]*[.$F$39]+[.O8]*[.$G$42]+[.$F$39]*([.N8]/2*[.$G$24]+[.O8]*[.$H$42])+(1+[.N8]/2+[.O8]/[.$D$42]+([.P8]+[.N8]/2*[.$G$24]+[.O8]*[.$H$42])/[.$D$39])*[.$I$33]" office:value-type="float" office:value="696.055868852459" calcext:value-type="float">
            <text:p>696</text:p>
          </table:table-cell>
          <table:table-cell table:style-name="ce117" table:formula="of:=[.S8]+[.N8]/2*[.$C$24]+[.P8]*[.$J$39]+[.O8]*[.$J$42]+[.$J$39]*([.N8]/2*[.$G$24]+[.O8]*[.$H$42])+(1+[.N8]/2+[.O8]/[.$D$42]+([.P8]+[.N8]/2*[.$G$24]+[.O8]*[.$H$42])/[.$D$39])*[.$J$33]" office:value-type="float" office:value="8376.22295081967" calcext:value-type="float">
            <text:p>8376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6" table:formula="of:=[.C9]/[.D9]" office:value-type="float" office:value="0.857142857142857" calcext:value-type="float">
            <text:p>0.8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70.2857142857143" calcext:value-type="float">
            <text:p>70.29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9]/[.E9]/1.75" office:value-type="float" office:value="2" calcext:value-type="float">
            <text:p>2.00</text:p>
          </table:table-cell>
          <table:table-cell table:style-name="ce119" table:formula="of:=[.L9]*[.N9]" office:value-type="float" office:value="16" calcext:value-type="float">
            <text:p>16.00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117" table:formula="of:=[.Q9]+[.N9]/2*[.$F$24]+[.P9]*[.$F$39]+[.O9]*[.$G$42]+[.$F$39]*([.N9]/2*[.$G$24]+[.O9]*[.$H$42])+(1+[.N9]/2+[.O9]/[.$D$42]+([.P9]+[.N9]/2*[.$G$24]+[.O9]*[.$H$42])/[.$D$39])*[.$I$33]" office:value-type="float" office:value="1639.55573770492" calcext:value-type="float">
            <text:p>1640</text:p>
          </table:table-cell>
          <table:table-cell table:style-name="ce117" table:formula="of:=[.S9]+[.N9]/2*[.$C$24]+[.P9]*[.$J$39]+[.O9]*[.$J$42]+[.$J$39]*([.N9]/2*[.$G$24]+[.O9]*[.$H$42])+(1+[.N9]/2+[.O9]/[.$D$42]+([.P9]+[.N9]/2*[.$G$24]+[.O9]*[.$H$42])/[.$D$39])*[.$J$33]" office:value-type="float" office:value="28785.2459016393" calcext:value-type="float">
            <text:p>2878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Complete overhaul needed</text:p>
          </table:table-cell>
          <table:table-cell table:style-name="ce115" office:value-type="string" calcext:value-type="string">
            <text:p>A-2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6" table:formula="of:=[.C10]/[.D10]" office:value-type="float" office:value="0.3" calcext:value-type="float">
            <text:p>0.30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0]*[.E10]" office:value-type="float" office:value="27" calcext:value-type="float">
            <text:p>27.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0]/[.E10]/1.75" office:value-type="string" office:string-value="" calcext:value-type="error">
            <text:p>#VALUE!</text:p>
          </table:table-cell>
          <table:table-cell table:style-name="ce111" table:formula="of:=[.L10]/[.N10]" office:value-type="string" office:string-value="" calcext:value-type="error">
            <text:p>#VALUE!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10]+[.N10]/2*[.$F$24]+[.P10]*[.$F$39]+[.O10]*[.$G$42]+[.$F$39]*([.N10]/2*[.$G$24]+[.O10]*[.$H$42])+(1+[.N10]/2+[.O10]/[.$D$42]+([.P10]+[.N10]/2*[.$G$24]+[.O10]*[.$H$42])/[.$D$39])*[.$I$33]" office:value-type="float" office:value="650.836229508197" calcext:value-type="float">
            <text:p>651</text:p>
          </table:table-cell>
          <table:table-cell table:style-name="ce117" table:formula="of:=[.S10]+[.N10]/2*[.$C$24]+[.P10]*[.$J$39]+[.O10]*[.$J$42]+[.$J$39]*([.N10]/2*[.$G$24]+[.O10]*[.$H$42])+(1+[.N10]/2+[.O10]/[.$D$42]+([.P10]+[.N10]/2*[.$G$24]+[.O10]*[.$H$42])/[.$D$39])*[.$J$33]" office:value-type="float" office:value="6307.40983606557" calcext:value-type="float">
            <text:p>630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Missle</text:p>
          </table:table-cell>
          <table:table-cell office:value-type="string" calcext:value-type="string">
            <text:p>Map Speed</text:p>
          </table:table-cell>
          <table:table-cell office:value-type="string" calcext:value-type="string">
            <text:p>Arcade Speed</text:p>
          </table:table-cell>
          <table:table-cell table:style-name="ce111" office:value-type="string" calcext:value-type="string">
            <text:p>Acceleration</text:p>
          </table:table-cell>
          <table:table-cell table:style-name="ce111" office:value-type="string" calcext:value-type="string">
            <text:p>Health</text:p>
          </table:table-cell>
          <table:table-cell table:style-name="ce111" office:value-type="string" calcext:value-type="string">
            <text:p>Cost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N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/>
          <table:table-cell table:style-name="ce111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st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15?</text:p>
          </table:table-cell>
          <table:table-cell table:style-name="ce111" office:value-type="string" calcext:value-type="string">
            <text:p>Small</text:p>
          </table:table-cell>
          <table:table-cell office:value-type="float" office:value="1.4" calcext:value-type="float">
            <text:p>1.4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5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111"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14"/>
        </table:table-row>
        <table:table-row table:style-name="ro1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900</text:p>
          </table:table-cell>
          <table:table-cell table:style-name="ce111" office:value-type="string" calcext:value-type="string">
            <text:p>1x, no AAM</text:p>
          </table:table-cell>
          <table:table-cell table:style-name="ce111" office:value-type="float" office:value="2000" calcext:value-type="float">
            <text:p>2000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1200</text:p>
          </table:table-cell>
          <table:table-cell table:style-name="ce111" office:value-type="string" calcext:value-type="string">
            <text:p>2x or AAM</text:p>
          </table:table-cell>
          <table:table-cell table:style-name="ce111" office:value-type="float" office:value="2500" calcext:value-type="float">
            <text:p>2500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11" office:value-type="float" office:value="574.2" calcext:value-type="float">
            <text:p>574.2</text:p>
          </table:table-cell>
          <table:table-cell table:style-name="ce111" office:value-type="float" office:value="80" calcext:value-type="float">
            <text:p>80</text:p>
          </table:table-cell>
          <table:table-cell table:style-name="ce114" office:value-type="string" calcext:value-type="string">
            <text:p>Mass reduction needed, probably x2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powergen</text:p>
          </table:table-cell>
          <table:table-cell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style-name="ce111" office:value-type="float" office:value="93.2" calcext:value-type="float">
            <text:p>93.2</text:p>
          </table:table-cell>
          <table:table-cell table:style-name="ce118" table:formula="of:=[.E39]/[.D39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39]/[.D39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39]/[.D39]" office:value-type="float" office:value="32.7868852459016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cabins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11"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2]/[.D42]" office:value-type="float" office:value="0.706" calcext:value-type="float">
            <text:p>0.706</text:p>
          </table:table-cell>
          <table:table-cell table:style-name="ce111" table:formula="of:=[.F42]/[.D42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2]/[.D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/>
          <table:table-cell table:style-name="ce111"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office:value-type="string" calcext:value-type="string">
            <text:p>Consumption, kg/s</text:p>
          </table:table-cell>
          <table:table-cell table:style-name="ce111"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 table:number-columns-repeated="6"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</table:table-row>
        <table:table-row table:style-name="ro3">
          <table:table-cell/>
          <table:table-cell table:style-name="ce111"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7" table:formula="of:=[.C46]/[.D46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6]/[.F46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6]/([.F46]+[.I33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6]/[.L46]" office:value-type="float" office:value="0.012" calcext:value-type="float">
            <text:p>0.012</text:p>
          </table:table-cell>
          <table:table-cell table:style-name="ce118" table:formula="of:=[.F46]+[.I46]*[.$F$39]+[.H46]*[.$G$42]+[.H46]*[.$H$42]*[.$F$39]+[.J46]+([.H46]/[.$D$42] + [.I46]/[.$D$39] + [.H46]*[.$H$42]/[.$F$39])*[.$I$33]" office:value-type="float" office:value="77.7765286709351" calcext:value-type="float">
            <text:p>77.8</text:p>
          </table:table-cell>
          <table:table-cell table:style-name="ce117" table:formula="of:=[.L46]+[.I46]*[.$J$39] + [.H46]*[.$J$42]+[.H46]*[.$H$42]*[.$J$39]+[.$J$33]+([.H46]/[.$D$42] + [.I46]/[.$D$39] + [.H46]*[.$H$42]/[.$J$39])*[.$J$33]" office:value-type="float" office:value="1082.21456393443" calcext:value-type="float">
            <text:p>1082</text:p>
          </table:table-cell>
          <table:table-cell table:style-name="ce116" table:formula="of:=[.C46]/[.N46]/9.81*1000" office:value-type="float" office:value="15.7276444592878" calcext:value-type="float">
            <text:p>15.73</text:p>
          </table:table-cell>
          <table:table-cell table:number-columns-repeated="6"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</table:table-row>
        <table:table-row table:style-name="ro1">
          <table:table-cell/>
          <table:table-cell table:style-name="ce111"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7" table:formula="of:=[.C47]/[.D47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7]/[.F47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7]/([.F47]+[.J47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39]+[.H47]*[.$G$42]+[.H47]*[.$H$42]*[.$F$39]+[.J47]+([.H47]/[.$D$42] + [.I47]/[.$D$39] + [.H47]*[.$H$42]/[.$F$39])*[.$I$33]" office:value-type="float" office:value="86.7273483430662" calcext:value-type="float">
            <text:p>86.7</text:p>
          </table:table-cell>
          <table:table-cell table:style-name="ce117" table:formula="of:=[.L47]+[.I47]*[.$J$39] + [.H47]*[.$J$42]+[.H47]*[.$H$42]*[.$J$39]+[.$J$33]+([.H47]/[.$D$42] + [.I47]/[.$D$39] + [.H47]*[.$H$42]/[.$J$39])*[.$J$33]" office:value-type="float" office:value="1585.82112131148" calcext:value-type="float">
            <text:p>1586</text:p>
          </table:table-cell>
          <table:table-cell table:style-name="ce116" table:formula="of:=[.C47]/[.N47]/9.81*1000" office:value-type="float" office:value="21.156675724282" calcext:value-type="float">
            <text:p>21.1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7" table:formula="of:=[.C48]/[.D48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8]/[.F48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48]/([.F48]+[.I34])/9.81*1000" office:value-type="float" office:value="5.24726145424703" calcext:value-type="float">
            <text:p>5.25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8]/[.L48]" office:value-type="float" office:value="0.0225" calcext:value-type="float">
            <text:p>0.0225</text:p>
          </table:table-cell>
          <table:table-cell table:style-name="ce118" table:formula="of:=[.F48]+[.I48]*[.$F$39]+[.H48]*[.$G$42]+[.H48]*[.$H$42]*[.$F$39]+[.J48]+([.H48]/[.$D$42] + [.I48]/[.$D$39] + [.H48]*[.$H$42]/[.$F$39])*[.$I$33]" office:value-type="float" office:value="924.349778653346" calcext:value-type="float">
            <text:p>924.3</text:p>
          </table:table-cell>
          <table:table-cell table:style-name="ce117" table:formula="of:=[.L48]+[.I48]*[.$J$39] + [.H48]*[.$J$42]+[.H48]*[.$H$42]*[.$J$39]+[.$J$34]+([.H48]/[.$D$42] + [.I48]/[.$D$39] + [.H48]*[.$H$42]/[.$J$39])*[.$J$33]" office:value-type="float" office:value="2190.00289836066" calcext:value-type="float">
            <text:p>2190</text:p>
          </table:table-cell>
          <table:table-cell table:style-name="ce116" table:formula="of:=[.C48]/[.N48]/9.81*1000" office:value-type="float" office:value="4.96257593092695" calcext:value-type="float">
            <text:p>4.9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17" table:formula="of:=[.C49]/[.D49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49]/[.F49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9]/([.F49]+[.J49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9]/[.L49]" office:value-type="float" office:value="0.021" calcext:value-type="float">
            <text:p>0.021</text:p>
          </table:table-cell>
          <table:table-cell table:style-name="ce118" table:formula="of:=[.F49]+[.I49]*[.$F$39]+[.H49]*[.$G$42]+[.H49]*[.$H$42]*[.$F$39]+[.J49]+([.H49]/[.$D$42] + [.I49]/[.$D$39] + [.H49]*[.$H$42]/[.$F$39])*[.$I$33]" office:value-type="float" office:value="54.2683319496236" calcext:value-type="float">
            <text:p>54.3</text:p>
          </table:table-cell>
          <table:table-cell table:style-name="ce117" table:formula="of:=[.L49]+[.I49]*[.$J$39] + [.H49]*[.$J$42]+[.H49]*[.$H$42]*[.$J$39]+[.$J$33]+([.H49]/[.$D$42] + [.I49]/[.$D$39] + [.H49]*[.$H$42]/[.$J$39])*[.$J$33]" office:value-type="float" office:value="1046.14899016393" calcext:value-type="float">
            <text:p>1046</text:p>
          </table:table-cell>
          <table:table-cell table:style-name="ce116" table:formula="of:=[.C49]/[.N49]/9.81*1000" office:value-type="float" office:value="39.4460766706773" calcext:value-type="float">
            <text:p>39.45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117" table:formula="of:=[.C50]/[.D50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0]/[.F50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50]/([.F50]+[.J50])/9.81*1000" office:value-type="float" office:value="8.40635872493385" calcext:value-type="float">
            <text:p>8.4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0]/[.L50]" office:value-type="float" office:value="0.0325" calcext:value-type="float">
            <text:p>0.0325</text:p>
          </table:table-cell>
          <table:table-cell table:style-name="ce118" table:formula="of:=[.F50]+[.I50]*[.$F$39]+[.H50]*[.$G$42]+[.H50]*[.$H$42]*[.$F$39]+[.J50]+([.H50]/[.$D$42] + [.I50]/[.$D$39] + [.H50]*[.$H$42]/[.$F$39])*[.$I$33]" office:value-type="float" office:value="818.841581932034" calcext:value-type="float">
            <text:p>818.8</text:p>
          </table:table-cell>
          <table:table-cell table:style-name="ce117" table:formula="of:=[.L50]+[.I50]*[.$J$39] + [.H50]*[.$J$42]+[.H50]*[.$H$42]*[.$J$39]+[.$J$34]+([.H50]/[.$D$42] + [.I50]/[.$D$39] + [.H50]*[.$H$42]/[.$J$39])*[.$J$33]" office:value-type="float" office:value="2153.93732459016" calcext:value-type="float">
            <text:p>2154</text:p>
          </table:table-cell>
          <table:table-cell table:style-name="ce116" table:formula="of:=[.C50]/[.N50]/9.81*1000" office:value-type="float" office:value="8.09178734103763" calcext:value-type="float">
            <text:p>8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Airplane vs missile re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1x1 vs 2x1 armor 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Large modules rebalance (hull, engines)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Revert large fuel tanks elevation back to 2?</text:p>
          </table:table-cell>
          <table:table-cell/>
          <table:table-cell table:style-name="Default" table:number-columns-repeated="2"/>
          <table:table-cell table:number-columns-repeated="20"/>
        </table:table-row>
      </table:table>
      <table:table table:name="Proposal" table:style-name="ta1">
        <table:table-column table:style-name="co1" table:default-cell-style-name="Default"/>
        <table:table-column table:style-name="co15" table:default-cell-style-name="ce111"/>
        <table:table-column table:style-name="co2" table:default-cell-style-name="ce111"/>
        <table:table-column table:style-name="co13" table:default-cell-style-name="Default"/>
        <table:table-column table:style-name="co2" table:default-cell-style-name="ce111"/>
        <table:table-column table:style-name="co2" table:default-cell-style-name="Default"/>
        <table:table-column table:style-name="co2" table:default-cell-style-name="ce11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4">
          <table:table-cell table:style-name="ce111"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table:style-name="ce111"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Shots to destroy 4x4 block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2" office:value-type="string" calcext:value-type="string">
            <text:p>TTK against hull</text:p>
          </table:table-cell>
          <table:table-cell table:style-name="ce111" office:value-type="string" calcext:value-type="string">
            <text:p>Mixed TTK</text:p>
          </table:table-cell>
          <table:table-cell table:style-name="ce112" office:value-type="string" calcext:value-type="string">
            <text:p>A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60" office:value-type="string" calcext:value-type="string">
            <text:p>Space</text:p>
          </table:table-cell>
          <table:table-cell table:style-name="ce160" office:value-type="string" calcext:value-type="string">
            <text:p>Space * ATTK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 table:style-name="ce111" office:value-type="string" calcext:value-type="string">
            <text:p>Rotation</text:p>
          </table:table-cell>
          <table:table-cell/>
          <table:table-cell office:value-type="string" calcext:value-type="string">
            <text:p>Mass * ATTK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.5" calcext:value-type="float">
            <text:p>7.5</text:p>
          </table:table-cell>
          <table:table-cell table:style-name="ce116" table:formula="of:=[.C3]/[.D3]" office:value-type="float" office:value="3.33333333333333" calcext:value-type="float">
            <text:p>3.33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3]*[.E3]" office:value-type="float" office:value="1" calcext:value-type="float">
            <text:p>1.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3]/[.E3]/1.75" office:value-type="float" office:value="94.2857142857143" calcext:value-type="float">
            <text:p>94.29</text:p>
          </table:table-cell>
          <table:table-cell table:style-name="ce116" table:formula="of:=[.L3]/[.E3]/1.75" office:value-type="string" office:string-value="" calcext:value-type="error">
            <text:p>#VALUE!</text:p>
          </table:table-cell>
          <table:table-cell table:style-name="ce116" table:formula="of:=[.M3]+[.N3]/2" office:value-type="string" office:string-value="" calcext:value-type="error">
            <text:p>#VALUE!</text:p>
          </table:table-cell>
          <table:table-cell table:style-name="ce116" table:formula="of:=[.M3]*[.Q3]" office:value-type="float" office:value="94.2857142857143" calcext:value-type="float">
            <text:p>94.2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161" table:formula="of:=[.T3]*[.M3]" office:value-type="float" office:value="176.855269320843" calcext:value-type="float">
            <text:p>176.855</text:p>
          </table:table-cell>
          <table:table-cell table:style-name="ce129" office:value-type="float" office:value="7.1" calcext:value-type="float">
            <text:p>7.1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7" table:formula="of:=[.V3]+[.Q3]/2*[.$F$25]+[.S3]*[.$F$40]+[.R3]*[.$G$43]+[.$F$40]*([.Q3]/2*[.$G$25]+[.R3]*[.$H$43])+(1+[.Q3]/2+[.R3]/[.$D$43]+([.S3]+[.Q3]/2*[.$G$25]+[.R3]*[.$H$43])/[.$D$40])*[.$K$34]" office:value-type="float" office:value="182.164786885246" calcext:value-type="float">
            <text:p>182</text:p>
          </table:table-cell>
          <table:table-cell table:style-name="ce117" table:formula="of:=[.X3]+[.Q3]/2*[.$C$25]+[.S3]*[.$J$40]+[.R3]*[.$J$43]+[.$J$40]*([.Q3]/2*[.$G$25]+[.R3]*[.$H$43])+(1+[.Q3]/2+[.R3]/[.$D$43]+([.S3]+[.Q3]/2*[.$G$25]+[.R3]*[.$H$43])/[.$D$40])*[.$L$34]" office:value-type="float" office:value="3612.66229508197" calcext:value-type="float">
            <text:p>3613</text:p>
          </table:table-cell>
          <table:table-cell table:style-name="ce129" office:value-type="float" office:value="4" calcext:value-type="float">
            <text:p>4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3]*[.M3]" office:value-type="float" office:value="17175.5370491803" calcext:value-type="float">
            <text:p>17176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(A)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4" calcext:value-type="float">
            <text:p>4</text:p>
          </table:table-cell>
          <table:table-cell table:style-name="ce116" table:formula="of:=[.C4]/[.D4]" office:value-type="float" office:value="3.75" calcext:value-type="float">
            <text:p>3.75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4]*[.E4]" office:value-type="float" office:value="1.125" calcext:value-type="float">
            <text:p>1.13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4]/[.E4]/1.75" office:value-type="float" office:value="83.8095238095238" calcext:value-type="float">
            <text:p>83.81</text:p>
          </table:table-cell>
          <table:table-cell table:style-name="ce116" table:formula="of:=[.L4]/[.E4]/1.75" office:value-type="string" office:string-value="" calcext:value-type="error">
            <text:p>#VALUE!</text:p>
          </table:table-cell>
          <table:table-cell table:style-name="ce116" table:formula="of:=[.M4]+[.N4]/2" office:value-type="string" office:string-value="" calcext:value-type="error">
            <text:p>#VALUE!</text:p>
          </table:table-cell>
          <table:table-cell table:style-name="ce116" table:formula="of:=[.M4]*[.Q4]" office:value-type="string" office:string-value="" calcext:value-type="error">
            <text:p>#VALUE!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61" table:formula="of:=(1+[.Q4]/2+[.R4]/[.$D$42]+([.S4]+[.Q4]/2*[.$G$24]+[.R4]*[.$H$42])/[.$D$39])" office:value-type="string" office:string-value="" calcext:value-type="error">
            <text:p>#VALUE!</text:p>
          </table:table-cell>
          <table:table-cell table:style-name="ce161" table:formula="of:=[.T4]*[.M4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17" table:formula="of:=[.V4]+[.Q4]/2*[.$F$24]+[.S4]*[.$F$39]+[.R4]*[.$G$42]+[.$F$39]*([.Q4]/2*[.$G$24]+[.R4]*[.$H$42])+(1+[.Q4]/2+[.R4]/[.$D$42]+([.S4]+[.Q4]/2*[.$G$24]+[.R4]*[.$H$42])/[.$D$39])*[.$K$33]" office:value-type="string" office:string-value="" calcext:value-type="error">
            <text:p>#VALUE!</text:p>
          </table:table-cell>
          <table:table-cell table:style-name="ce117" table:formula="of:=[.X4]+[.Q4]/2*[.$C$24]+[.S4]*[.$J$39]+[.R4]*[.$J$42]+[.$J$39]*([.Q4]/2*[.$G$24]+[.R4]*[.$H$42])+(1+[.Q4]/2+[.R4]/[.$D$42]+([.S4]+[.Q4]/2*[.$G$24]+[.R4]*[.$H$42])/[.$D$39])*[.$L$33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4]*[.M4]" office:value-type="string" office:string-value="" calcext:value-type="error">
            <text:p>#VALUE!</text:p>
          </table:table-cell>
        </table:table-row>
        <table:table-row table:style-name="ro6">
          <table:table-cell table:style-name="ce111"/>
          <table:table-cell table:style-name="ce128" office:value-type="string" calcext:value-type="string">
            <text:p>AK-725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0" calcext:value-type="float">
            <text:p>10</text:p>
          </table:table-cell>
          <table:table-cell table:style-name="ce116" table:formula="of:=[.C5]/[.D5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1"/>
          <table:table-cell table:style-name="ce116" table:formula="of:=[.G5]*[.E5]" office:value-type="float" office:value="2.8" calcext:value-type="float">
            <text:p>2.80</text:p>
          </table:table-cell>
          <table:table-cell table:style-name="ce128" office:value-type="float" office:value="350" calcext:value-type="float">
            <text:p>35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16" table:formula="of:=[.K5]/[.E5]/1.75" office:value-type="float" office:value="14.6938775510204" calcext:value-type="float">
            <text:p>14.69</text:p>
          </table:table-cell>
          <table:table-cell table:style-name="ce116" table:formula="of:=[.L5]/[.E5]/1.75" office:value-type="float" office:value="10.6122448979592" calcext:value-type="float">
            <text:p>10.61</text:p>
          </table:table-cell>
          <table:table-cell table:style-name="ce116" table:formula="of:=[.M5]+[.N5]/2" office:value-type="float" office:value="20" calcext:value-type="float">
            <text:p>20.00</text:p>
          </table:table-cell>
          <table:table-cell table:style-name="ce116" table:formula="of:=[.M5]*[.Q5]" office:value-type="float" office:value="14.6938775510204" calcext:value-type="float">
            <text:p>14.6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161" table:formula="of:=[.T5]*[.M5]" office:value-type="float" office:value="27.5618601538976" calcext:value-type="float">
            <text:p>27.562</text:p>
          </table:table-cell>
          <table:table-cell table:style-name="ce129" office:value-type="float" office:value="14.5" calcext:value-type="float">
            <text:p>14.5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5]+[.Q5]/2*[.$F$25]+[.S5]*[.$F$40]+[.R5]*[.$G$43]+[.$F$40]*([.Q5]/2*[.$G$25]+[.R5]*[.$H$43])+(1+[.Q5]/2+[.R5]/[.$D$43]+([.S5]+[.Q5]/2*[.$G$25]+[.R5]*[.$H$43])/[.$D$40])*[.$K$34]" office:value-type="float" office:value="189.564786885246" calcext:value-type="float">
            <text:p>190</text:p>
          </table:table-cell>
          <table:table-cell table:style-name="ce117" table:formula="of:=[.X5]+[.Q5]/2*[.$C$25]+[.S5]*[.$J$40]+[.R5]*[.$J$43]+[.$J$40]*([.Q5]/2*[.$G$25]+[.R5]*[.$H$43])+(1+[.Q5]/2+[.R5]/[.$D$43]+([.S5]+[.Q5]/2*[.$G$25]+[.R5]*[.$H$43])/[.$D$40])*[.$L$34]" office:value-type="float" office:value="2612.66229508197" calcext:value-type="float">
            <text:p>2613</text:p>
          </table:table-cell>
          <table:table-cell table:style-name="ce129" office:value-type="float" office:value="3.5" calcext:value-type="float">
            <text:p>3.5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  <table:table-cell table:style-name="ce165" table:formula="of:=[.Y5]*[.M5]" office:value-type="float" office:value="2785.44176647708" calcext:value-type="float">
            <text:p>278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16" table:formula="of:=[.C6]/[.D6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6" table:formula="of:=[.K6]/[.E6]/1.75" office:value-type="float" office:value="9" calcext:value-type="float">
            <text:p>9.00</text:p>
          </table:table-cell>
          <table:table-cell table:style-name="ce116" table:formula="of:=[.L6]/[.E6]/1.75" office:value-type="float" office:value="11" calcext:value-type="float">
            <text:p>11.00</text:p>
          </table:table-cell>
          <table:table-cell table:style-name="ce116" table:formula="of:=[.M6]+[.N6]/2" office:value-type="float" office:value="14.5" calcext:value-type="float">
            <text:p>14.50</text:p>
          </table:table-cell>
          <table:table-cell table:style-name="ce116" table:formula="of:=[.M6]*[.Q6]" office:value-type="float" office:value="9" calcext:value-type="float">
            <text:p>9.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61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161" table:formula="of:=[.T6]*[.M6]" office:value-type="float" office:value="17.324262295082" calcext:value-type="float">
            <text:p>17.324</text:p>
          </table:table-cell>
          <table:table-cell table:style-name="ce129" office:value-type="float" office:value="31.7" calcext:value-type="float">
            <text:p>31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6]+[.Q6]/2*[.$F$25]+[.S6]*[.$F$40]+[.R6]*[.$G$43]+[.$F$40]*([.Q6]/2*[.$G$25]+[.R6]*[.$H$43])+(1+[.Q6]/2+[.R6]/[.$D$43]+([.S6]+[.Q6]/2*[.$G$25]+[.R6]*[.$H$43])/[.$D$40])*[.$K$34]" office:value-type="float" office:value="212.617245901639" calcext:value-type="float">
            <text:p>213</text:p>
          </table:table-cell>
          <table:table-cell table:style-name="ce117" table:formula="of:=[.X6]+[.Q6]/2*[.$C$25]+[.S6]*[.$J$40]+[.R6]*[.$J$43]+[.$J$40]*([.Q6]/2*[.$G$25]+[.R6]*[.$H$43])+(1+[.Q6]/2+[.R6]/[.$D$43]+([.S6]+[.Q6]/2*[.$G$25]+[.R6]*[.$H$43])/[.$D$40])*[.$L$34]" office:value-type="float" office:value="2623.48196721311" calcext:value-type="float">
            <text:p>2623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6]*[.M6]" office:value-type="float" office:value="1913.55521311475" calcext:value-type="float">
            <text:p>1914</text:p>
          </table:table-cell>
        </table:table-row>
        <table:table-row table:style-name="ro1">
          <table:table-cell table:style-name="ce122" office:value-type="string" calcext:value-type="string">
            <text:p>“Low dispersion” in desc</text:p>
          </table:table-cell>
          <table:table-cell table:style-name="ce128" office:value-type="string" calcext:value-type="string">
            <text:p>D-80</text:p>
          </table:table-cell>
          <table:table-cell table:style-name="ce124" office:value-type="float" office:value="3" calcext:value-type="float">
            <text:p>3</text:p>
          </table:table-cell>
          <table:table-cell table:style-name="ce137" office:value-type="float" office:value="7.5" calcext:value-type="float">
            <text:p>7.5</text:p>
          </table:table-cell>
          <table:table-cell table:style-name="ce116" table:formula="of:=[.C7]/[.D7]" office:value-type="float" office:value="0.4" calcext:value-type="float">
            <text:p>0.4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11"/>
          <table:table-cell table:style-name="ce116" table:formula="of:=[.G7]*[.E7]" office:value-type="float" office:value="8" calcext:value-type="float">
            <text:p>8.00</text:p>
          </table:table-cell>
          <table:table-cell table:style-name="ce121" office:value-type="float" office:value="180" calcext:value-type="float">
            <text:p>18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7]/[.E7]/1.75" office:value-type="float" office:value="8.57142857142857" calcext:value-type="float">
            <text:p>8.57</text:p>
          </table:table-cell>
          <table:table-cell table:style-name="ce116" table:formula="of:=[.L7]/[.E7]/1.75" office:value-type="float" office:value="12.8571428571429" calcext:value-type="float">
            <text:p>12.86</text:p>
          </table:table-cell>
          <table:table-cell table:style-name="ce116" table:formula="of:=[.M7]+[.N7]/2" office:value-type="float" office:value="15" calcext:value-type="float">
            <text:p>15.00</text:p>
          </table:table-cell>
          <table:table-cell table:style-name="ce116" table:formula="of:=[.M7]*[.Q7]" office:value-type="float" office:value="8.57142857142857" calcext:value-type="float">
            <text:p>8.57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2" calcext:value-type="float">
            <text:p>1.2</text:p>
          </table:table-cell>
          <table:table-cell table:style-name="ce161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161" table:formula="of:=[.T7]*[.M7]" office:value-type="float" office:value="17.1512880562061" calcext:value-type="float">
            <text:p>17.151</text:p>
          </table:table-cell>
          <table:table-cell table:style-name="ce129" office:value-type="float" office:value="71.4" calcext:value-type="float">
            <text:p>71.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7]+[.Q7]/2*[.$F$25]+[.S7]*[.$F$40]+[.R7]*[.$G$43]+[.$F$40]*([.Q7]/2*[.$G$25]+[.R7]*[.$H$43])+(1+[.Q7]/2+[.R7]/[.$D$43]+([.S7]+[.Q7]/2*[.$G$25]+[.R7]*[.$H$43])/[.$D$40])*[.$K$34]" office:value-type="float" office:value="259.053049180328" calcext:value-type="float">
            <text:p>259</text:p>
          </table:table-cell>
          <table:table-cell table:style-name="ce117" table:formula="of:=[.X7]+[.Q7]/2*[.$C$25]+[.S7]*[.$J$40]+[.R7]*[.$J$43]+[.$J$40]*([.Q7]/2*[.$G$25]+[.R7]*[.$H$43])+(1+[.Q7]/2+[.R7]/[.$D$43]+([.S7]+[.Q7]/2*[.$G$25]+[.R7]*[.$H$43])/[.$D$40])*[.$L$34]" office:value-type="float" office:value="4640.21639344262" calcext:value-type="float">
            <text:p>4640</text:p>
          </table:table-cell>
          <table:table-cell table:style-name="ce129" office:value-type="float" office:value="1.5" calcext:value-type="float">
            <text:p>1.5</text:p>
          </table:table-cell>
          <table:table-cell/>
          <table:table-cell table:style-name="ce165" table:formula="of:=[.Y7]*[.M7]" office:value-type="float" office:value="2220.45470725995" calcext:value-type="float">
            <text:p>2220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.5" calcext:value-type="float">
            <text:p>3.5</text:p>
          </table:table-cell>
          <table:table-cell table:style-name="ce116" table:formula="of:=[.C8]/[.D8]" office:value-type="float" office:value="0.285714285714286" calcext:value-type="float">
            <text:p>0.29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23.4285714285714" calcext:value-type="float">
            <text:p>23.43</text:p>
          </table:table-cell>
          <table:table-cell table:style-name="ce11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8]/[.E8]/1.75" office:value-type="float" office:value="6" calcext:value-type="float">
            <text:p>6.00</text:p>
          </table:table-cell>
          <table:table-cell table:style-name="ce116" table:formula="of:=[.L8]/[.E8]/1.75" office:value-type="float" office:value="10" calcext:value-type="float">
            <text:p>10.00</text:p>
          </table:table-cell>
          <table:table-cell table:style-name="ce116" table:formula="of:=[.M8]+[.N8]/2" office:value-type="float" office:value="11" calcext:value-type="float">
            <text:p>11.00</text:p>
          </table:table-cell>
          <table:table-cell table:style-name="ce116" table:formula="of:=[.M8]*[.Q8]" office:value-type="float" office:value="12" calcext:value-type="float">
            <text:p>12.00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161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161" table:formula="of:=[.T8]*[.M8]" office:value-type="float" office:value="16.9022950819672" calcext:value-type="float">
            <text:p>16.902</text:p>
          </table:table-cell>
          <table:table-cell table:style-name="ce121" office:value-type="float" office:value="127.1" calcext:value-type="float">
            <text:p>127.1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8]+[.Q8]/2*[.$F$25]+[.S8]*[.$F$40]+[.R8]*[.$G$43]+[.$F$40]*([.Q8]/2*[.$G$25]+[.R8]*[.$H$43])+(1+[.Q8]/2+[.R8]/[.$D$43]+([.S8]+[.Q8]/2*[.$G$25]+[.R8]*[.$H$43])/[.$D$40])*[.$K$34]" office:value-type="float" office:value="459.232852459016" calcext:value-type="float">
            <text:p>459</text:p>
          </table:table-cell>
          <table:table-cell table:style-name="ce117" table:formula="of:=[.X8]+[.Q8]/2*[.$C$25]+[.S8]*[.$J$40]+[.R8]*[.$J$43]+[.$J$40]*([.Q8]/2*[.$G$25]+[.R8]*[.$H$43])+(1+[.Q8]/2+[.R8]/[.$D$43]+([.S8]+[.Q8]/2*[.$G$25]+[.R8]*[.$H$43])/[.$D$40])*[.$L$34]" office:value-type="float" office:value="5219.75081967213" calcext:value-type="float">
            <text:p>5220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8]*[.M8]" office:value-type="float" office:value="2755.3971147541" calcext:value-type="float">
            <text:p>275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4.33" calcext:value-type="float">
            <text:p>4.33</text:p>
          </table:table-cell>
          <table:table-cell table:style-name="ce116" table:formula="of:=[.C9]/[.D9]" office:value-type="float" office:value="0.46189376443418" calcext:value-type="float">
            <text:p>0.46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37.8752886836028" calcext:value-type="float">
            <text:p>37.88</text:p>
          </table:table-cell>
          <table:table-cell table:style-name="ce111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9]/[.E9]/1.75" office:value-type="float" office:value="3.71142857142857" calcext:value-type="float">
            <text:p>3.71</text:p>
          </table:table-cell>
          <table:table-cell table:style-name="ce116" table:formula="of:=[.L9]/[.E9]/1.75" office:value-type="float" office:value="6.18571428571429" calcext:value-type="float">
            <text:p>6.19</text:p>
          </table:table-cell>
          <table:table-cell table:style-name="ce116" table:formula="of:=[.M9]+[.N9]/2" office:value-type="float" office:value="6.80428571428571" calcext:value-type="float">
            <text:p>6.80</text:p>
          </table:table-cell>
          <table:table-cell table:style-name="ce116" table:formula="of:=[.M9]*[.Q9]" office:value-type="float" office:value="14.8457142857143" calcext:value-type="float">
            <text:p>14.85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161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161" table:formula="of:=[.T9]*[.M9]" office:value-type="float" office:value="16.4690079625293" calcext:value-type="float">
            <text:p>16.469</text:p>
          </table:table-cell>
          <table:table-cell table:style-name="ce121" office:value-type="float" office:value="200.3" calcext:value-type="float">
            <text:p>200.3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6000" calcext:value-type="float">
            <text:p>6000</text:p>
          </table:table-cell>
          <table:table-cell table:style-name="ce117" table:formula="of:=[.V9]+[.Q9]/2*[.$F$25]+[.S9]*[.$F$40]+[.R9]*[.$G$43]+[.$F$40]*([.Q9]/2*[.$G$25]+[.R9]*[.$H$43])+(1+[.Q9]/2+[.R9]/[.$D$43]+([.S9]+[.Q9]/2*[.$G$25]+[.R9]*[.$H$43])/[.$D$40])*[.$K$34]" office:value-type="float" office:value="815.355868852459" calcext:value-type="float">
            <text:p>815</text:p>
          </table:table-cell>
          <table:table-cell table:style-name="ce117" table:formula="of:=[.X9]+[.Q9]/2*[.$C$25]+[.S9]*[.$J$40]+[.R9]*[.$J$43]+[.$J$40]*([.Q9]/2*[.$G$25]+[.R9]*[.$H$43])+(1+[.Q9]/2+[.R9]/[.$D$43]+([.S9]+[.Q9]/2*[.$G$25]+[.R9]*[.$H$43])/[.$D$40])*[.$L$34]" office:value-type="float" office:value="8376.22295081967" calcext:value-type="float">
            <text:p>8376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9]*[.M9]" office:value-type="float" office:value="3026.13506754098" calcext:value-type="float">
            <text:p>3026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16" table:formula="of:=[.C10]/[.D10]" office:value-type="float" office:value="1.2" calcext:value-type="float">
            <text:p>1.20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10]*[.E10]" office:value-type="float" office:value="98.4" calcext:value-type="float">
            <text:p>98.40</text:p>
          </table:table-cell>
          <table:table-cell table:style-name="ce128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10]/[.E10]/1.75" office:value-type="float" office:value="1.42857142857143" calcext:value-type="float">
            <text:p>1.43</text:p>
          </table:table-cell>
          <table:table-cell table:style-name="ce116" table:formula="of:=[.L10]/[.E10]/1.75" office:value-type="float" office:value="2.38095238095238" calcext:value-type="float">
            <text:p>2.38</text:p>
          </table:table-cell>
          <table:table-cell table:style-name="ce116" table:formula="of:=[.M10]+[.N10]/2" office:value-type="float" office:value="2.61904761904762" calcext:value-type="float">
            <text:p>2.62</text:p>
          </table:table-cell>
          <table:table-cell table:style-name="ce116" table:formula="of:=[.M10]*[.Q10]" office:value-type="float" office:value="11.4285714285714" calcext:value-type="float">
            <text:p>11.43</text:p>
          </table:table-cell>
          <table:table-cell table:style-name="ce129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161" table:formula="of:=(4+[.Q10]/2+[.R10]/[.$D$43]+([.S10]+[.Q10]/2*[.$G$25]+[.R10]*[.$H$43])/[.$D$40])" office:value-type="float" office:value="11.1147540983607" calcext:value-type="float">
            <text:p>11.115</text:p>
          </table:table-cell>
          <table:table-cell table:style-name="ce161" table:formula="of:=[.T10]*[.M10]" office:value-type="float" office:value="15.8782201405152" calcext:value-type="float">
            <text:p>15.878</text:p>
          </table:table-cell>
          <table:table-cell table:style-name="ce121" office:value-type="float" office:value="598.4" calcext:value-type="float">
            <text:p>598.4</text:p>
          </table:table-cell>
          <table:table-cell table:style-name="ce111" office:value-type="float" office:value="300" calcext:value-type="float">
            <text:p>300</text:p>
          </table:table-cell>
          <table:table-cell table:style-name="ce129" office:value-type="float" office:value="24000" calcext:value-type="float">
            <text:p>24000</text:p>
          </table:table-cell>
          <table:table-cell table:style-name="ce117" table:formula="of:=[.V10]+[.Q10]/2*[.$F$25]+[.S10]*[.$F$40]+[.R10]*[.$G$43]+[.$F$40]*([.Q10]/2*[.$G$25]+[.R10]*[.$H$43])+(1+[.Q10]/2+[.R10]/[.$D$43]+([.S10]+[.Q10]/2*[.$G$25]+[.R10]*[.$H$43])/[.$D$40])*[.$K$34]" office:value-type="float" office:value="1828.95573770492" calcext:value-type="float">
            <text:p>1829</text:p>
          </table:table-cell>
          <table:table-cell table:style-name="ce117" table:formula="of:=[.X10]+[.Q10]/2*[.$C$25]+[.S10]*[.$J$40]+[.R10]*[.$J$43]+[.$J$40]*([.Q10]/2*[.$G$25]+[.R10]*[.$H$43])+(1+[.Q10]/2+[.R10]/[.$D$43]+([.S10]+[.Q10]/2*[.$G$25]+[.R10]*[.$H$43])/[.$D$40])*[.$L$34]" office:value-type="float" office:value="28785.2459016393" calcext:value-type="float">
            <text:p>28785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65" table:formula="of:=[.Y10]*[.M10]" office:value-type="float" office:value="2612.79391100703" calcext:value-type="float">
            <text:p>2613</text:p>
          </table:table-cell>
        </table:table-row>
        <table:table-row table:style-name="ro1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2" calcext:value-type="float">
            <text:p>12</text:p>
          </table:table-cell>
          <table:table-cell table:style-name="ce116" table:formula="of:=[.C11]/[.D11]" office:value-type="float" office:value="0.333333333333333" calcext:value-type="float">
            <text:p>0.33</text:p>
          </table:table-cell>
          <table:table-cell table:style-name="ce111"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111"/>
          <table:table-cell table:style-name="ce116" table:formula="of:=[.G11]*[.E11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1]/[.E11]/1.75" office:value-type="float" office:value="5.14285714285714" calcext:value-type="float">
            <text:p>5.14</text:p>
          </table:table-cell>
          <table:table-cell table:style-name="ce116" table:formula="of:=[.L11]/[.E11]/1.75" office:value-type="string" office:string-value="" calcext:value-type="error">
            <text:p>#VALUE!</text:p>
          </table:table-cell>
          <table:table-cell table:style-name="ce116" table:formula="of:=[.M11]+[.N11]/2" office:value-type="string" office:string-value="" calcext:value-type="error">
            <text:p>#VALUE!</text:p>
          </table:table-cell>
          <table:table-cell table:style-name="ce116" table:formula="of:=[.M11]*[.Q11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161" table:formula="of:=[.T11]*[.M11]" office:value-type="float" office:value="14.2145199063232" calcext:value-type="float">
            <text:p>14.215</text:p>
          </table:table-cell>
          <table:table-cell table:style-name="ce129" office:value-type="float" office:value="37.2" calcext:value-type="float">
            <text:p>37.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11]+[.Q11]/2*[.$F$25]+[.S11]*[.$F$40]+[.R11]*[.$G$43]+[.$F$40]*([.Q11]/2*[.$G$25]+[.R11]*[.$H$43])+(1+[.Q11]/2+[.R11]/[.$D$43]+([.S11]+[.Q11]/2*[.$G$25]+[.R11]*[.$H$43])/[.$D$40])*[.$K$34]" office:value-type="float" office:value="371.118196721312" calcext:value-type="float">
            <text:p>371</text:p>
          </table:table-cell>
          <table:table-cell table:style-name="ce117" table:formula="of:=[.X11]+[.Q11]/2*[.$C$25]+[.S11]*[.$J$40]+[.R11]*[.$J$43]+[.$J$40]*([.Q11]/2*[.$G$25]+[.R11]*[.$H$43])+(1+[.Q11]/2+[.R11]/[.$D$43]+([.S11]+[.Q11]/2*[.$G$25]+[.R11]*[.$H$43])/[.$D$40])*[.$L$34]" office:value-type="float" office:value="5208.06557377049" calcext:value-type="float">
            <text:p>5208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11]*[.M11]" office:value-type="float" office:value="1908.60786885246" calcext:value-type="float">
            <text:p>1909</text:p>
          </table:table-cell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12]/[.D12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12]*[.E12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40" table:formula="of:=[.K12]/[.E12]/1.75" office:value-type="float" office:value="4.68514285714286" calcext:value-type="float">
            <text:p>4.69</text:p>
          </table:table-cell>
          <table:table-cell table:style-name="ce140" table:formula="of:=[.L12]/[.E12]/1.75" office:value-type="float" office:value="7.80857142857143" calcext:value-type="float">
            <text:p>7.81</text:p>
          </table:table-cell>
          <table:table-cell table:style-name="ce140" table:formula="of:=[.M12]+[.N12]/2" office:value-type="float" office:value="8.58942857142857" calcext:value-type="float">
            <text:p>8.59</text:p>
          </table:table-cell>
          <table:table-cell table:style-name="ce140" table:formula="of:=[.M12]*[.Q12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161" table:formula="of:=[.T12]*[.M12]" office:value-type="float" office:value="14.8757125995316" calcext:value-type="float">
            <text:p>14.876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3" table:formula="of:=[.V12]+[.Q12]/2*[.$F$25]+[.S12]*[.$F$40]+[.R12]*[.$G$43]+[.$F$40]*([.Q12]/2*[.$G$25]+[.R12]*[.$H$43])+(1+[.Q12]/2+[.R12]/[.$D$43]+([.S12]+[.Q12]/2*[.$G$25]+[.R12]*[.$H$43])/[.$D$40])*[.$K$34]" office:value-type="float" office:value="543.442754098361" calcext:value-type="float">
            <text:p>543</text:p>
          </table:table-cell>
          <table:table-cell table:style-name="ce163" table:formula="of:=[.X12]+[.Q12]/2*[.$C$25]+[.S12]*[.$J$40]+[.R12]*[.$J$43]+[.$J$40]*([.Q12]/2*[.$G$25]+[.R12]*[.$H$43])+(1+[.Q12]/2+[.R12]/[.$D$43]+([.S12]+[.Q12]/2*[.$G$25]+[.R12]*[.$H$43])/[.$D$40])*[.$L$34]" office:value-type="float" office:value="9298.51803278688" calcext:value-type="float">
            <text:p>9299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13]*[.M13]" office:value-type="float" office:value="2639.57909133489" calcext:value-type="float">
            <text:p>2640</text:p>
          </table:table-cell>
        </table:table-row>
        <table:table-row table:style-name="ro1">
          <table:table-cell table:style-name="ce121"/>
          <table:table-cell table:style-name="ce121" office:value-type="string" calcext:value-type="string">
            <text:p>M-2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.25" calcext:value-type="float">
            <text:p>4.25</text:p>
          </table:table-cell>
          <table:table-cell table:style-name="ce141" table:formula="of:=[.C13]/[.D13]" office:value-type="float" office:value="0.235294117647059" calcext:value-type="float">
            <text:p>0.24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/>
          <table:table-cell table:style-name="ce141" table:formula="of:=[.G13]*[.E13]" office:value-type="float" office:value="26.3529411764706" calcext:value-type="float">
            <text:p>26.35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41" table:formula="of:=[.K13]/[.E13]/1.75" office:value-type="float" office:value="4.85714285714286" calcext:value-type="float">
            <text:p>4.86</text:p>
          </table:table-cell>
          <table:table-cell table:style-name="ce141" table:formula="of:=[.L13]/[.E13]/1.75" office:value-type="float" office:value="0" calcext:value-type="float">
            <text:p>0.00</text:p>
          </table:table-cell>
          <table:table-cell table:style-name="ce141" table:formula="of:=[.M13]+[.N13]/2" office:value-type="float" office:value="4.85714285714286" calcext:value-type="float">
            <text:p>4.86</text:p>
          </table:table-cell>
          <table:table-cell table:style-name="ce141" table:formula="of:=[.M13]*[.Q13]" office:value-type="float" office:value="9.71428571428571" calcext:value-type="float">
            <text:p>9.7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2.4" calcext:value-type="float">
            <text:p>2.4</text:p>
          </table:table-cell>
          <table:table-cell table:style-name="ce161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style-name="ce161" table:formula="of:=[.T13]*[.M13]" office:value-type="float" office:value="15.4218266978923" calcext:value-type="float">
            <text:p>15.422</text:p>
          </table:table-cell>
          <table:table-cell table:style-name="ce121" office:value-type="float" office:value="182.6" calcext:value-type="float">
            <text:p>182.6</text:p>
          </table:table-cell>
          <table:table-cell table:style-name="ce121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4" table:formula="of:=[.V13]+[.Q13]/2*[.$F$25]+[.S13]*[.$F$40]+[.R13]*[.$G$43]+[.$F$40]*([.Q13]/2*[.$G$25]+[.R13]*[.$H$43])+(1+[.Q13]/2+[.R13]/[.$D$43]+([.S13]+[.Q13]/2*[.$G$25]+[.R13]*[.$H$43])/[.$D$40])*[.$K$34]" office:value-type="float" office:value="543.442754098361" calcext:value-type="float">
            <text:p>543</text:p>
          </table:table-cell>
          <table:table-cell table:style-name="ce164" table:formula="of:=[.X13]+[.Q13]/2*[.$C$25]+[.S13]*[.$J$40]+[.R13]*[.$J$43]+[.$J$40]*([.Q13]/2*[.$G$25]+[.R13]*[.$H$43])+(1+[.Q13]/2+[.R13]/[.$D$43]+([.S13]+[.Q13]/2*[.$G$25]+[.R13]*[.$H$43])/[.$D$40])*[.$L$34]" office:value-type="float" office:value="9298.51803278688" calcext:value-type="float">
            <text:p>9299</text:p>
          </table:table-cell>
          <table:table-cell table:style-name="ce121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121"/>
          <table:table-cell table:style-name="ce121" office:value-type="string" calcext:value-type="string">
            <text:p>СМ-3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" calcext:value-type="float">
            <text:p>5</text:p>
          </table:table-cell>
          <table:table-cell table:style-name="ce141" table:formula="of:=[.C14]/[.D14]" office:value-type="float" office:value="0.4" calcext:value-type="float">
            <text:p>0.40</text:p>
          </table:table-cell>
          <table:table-cell table:style-name="ce121" office:value-type="float" office:value="40" calcext:value-type="float">
            <text:p>4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1"/>
          <table:table-cell table:style-name="ce141" table:formula="of:=[.G14]*[.E14]" office:value-type="float" office:value="160" calcext:value-type="float">
            <text:p>160.00</text:p>
          </table:table-cell>
          <table:table-cell table:style-name="ce121" office:value-type="float" office:value="120" calcext:value-type="float">
            <text:p>120</text:p>
          </table:table-cell>
          <table:table-cell table:style-name="ce121" office:value-type="float" office:value="1" calcext:value-type="float">
            <text:p>1</text:p>
          </table:table-cell>
          <table:table-cell table:style-name="ce111"/>
          <table:table-cell table:style-name="ce141" table:formula="of:=[.K14]/[.E14]/1.75" office:value-type="float" office:value="1.42857142857143" calcext:value-type="float">
            <text:p>1.43</text:p>
          </table:table-cell>
          <table:table-cell table:style-name="ce116" table:formula="of:=[.L14]/[.E14]/1.75" office:value-type="float" office:value="0" calcext:value-type="float">
            <text:p>0.00</text:p>
          </table:table-cell>
          <table:table-cell table:style-name="ce116" table:formula="of:=[.M14]+[.N14]/2" office:value-type="float" office:value="1.42857142857143" calcext:value-type="float">
            <text:p>1.43</text:p>
          </table:table-cell>
          <table:table-cell table:style-name="ce141" table:formula="of:=[.M14]*[.Q14]" office:value-type="float" office:value="11.4285714285714" calcext:value-type="float">
            <text:p>11.43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float" office:value="6" calcext:value-type="float">
            <text:p>6</text:p>
          </table:table-cell>
          <table:table-cell table:style-name="ce161" table:formula="of:=(4+[.Q14]/2+[.R14]/[.$D$43]+([.S14]+[.Q14]/2*[.$G$25]+[.R14]*[.$H$43])/[.$D$40])" office:value-type="float" office:value="11.1147540983607" calcext:value-type="float">
            <text:p>11.115</text:p>
          </table:table-cell>
          <table:table-cell table:style-name="ce161" table:formula="of:=[.T14]*[.M14]" office:value-type="float" office:value="15.8782201405152" calcext:value-type="float">
            <text:p>15.878</text:p>
          </table:table-cell>
          <table:table-cell table:style-name="ce121" office:value-type="float" office:value="409" calcext:value-type="float">
            <text:p>409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office:value-type="float" office:value="24000" calcext:value-type="float">
            <text:p>24000</text:p>
          </table:table-cell>
          <table:table-cell table:style-name="ce164" table:formula="of:=[.V14]+[.Q14]/2*[.$F$25]+[.S14]*[.$F$40]+[.R14]*[.$G$43]+[.$F$40]*([.Q14]/2*[.$G$25]+[.R14]*[.$H$43])+(1+[.Q14]/2+[.R14]/[.$D$43]+([.S14]+[.Q14]/2*[.$G$25]+[.R14]*[.$H$43])/[.$D$40])*[.$K$34]" office:value-type="float" office:value="1639.55573770492" calcext:value-type="float">
            <text:p>1640</text:p>
          </table:table-cell>
          <table:table-cell table:style-name="ce164" table:formula="of:=[.X14]+[.Q14]/2*[.$C$25]+[.S14]*[.$J$40]+[.R14]*[.$J$43]+[.$J$40]*([.Q14]/2*[.$G$25]+[.R14]*[.$H$43])+(1+[.Q14]/2+[.R14]/[.$D$43]+([.S14]+[.Q14]/2*[.$G$25]+[.R14]*[.$H$43])/[.$D$40])*[.$L$34]" office:value-type="float" office:value="28785.2459016393" calcext:value-type="float">
            <text:p>28785</text:p>
          </table:table-cell>
          <table:table-cell table:style-name="ce11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Radar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Tracking</text:p>
          </table:table-cell>
          <table:table-cell table:style-name="ce111" office:value-type="string" calcext:value-type="string">
            <text:p>Guiding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Health</text:p>
          </table:table-cell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50.4217" calcext:value-type="float">
            <text:p>50.4217</text:p>
          </table:table-cell>
          <table:table-cell table:style-name="ce111" office:value-type="float" office:value="3000" calcext:value-type="float">
            <text:p>3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11" office:value-type="float" office:value="8.57629" calcext:value-type="float">
            <text:p>8.57629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/>
          <table:table-cell table:number-columns-repeated="10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 table:style-name="ce127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111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HP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11" office:value-type="string" calcext:value-type="string">
            <text:p>Weapon</text:p>
          </table:table-cell>
          <table:table-cell table:style-name="ce111" office:value-type="string" calcext:value-type="string">
            <text:p>Admg/shot</text:p>
          </table:table-cell>
          <table:table-cell table:style-name="ce111" office:value-type="string" calcext:value-type="string">
            <text:p>ADPS</text:p>
          </table:table-cell>
          <table:table-cell table:style-name="ce111" office:value-type="string" calcext:value-type="string">
            <text:p>BADPS</text:p>
          </table:table-cell>
          <table:table-cell table:style-name="ce111" office:value-type="string" calcext:value-type="string">
            <text:p>BADMG</text:p>
          </table:table-cell>
          <table:table-cell table:style-name="ce111" office:value-type="string" calcext:value-type="string">
            <text:p>Btime</text:p>
          </table:table-cell>
          <table:table-cell/>
          <table:table-cell table:style-name="ce111" office:value-type="string" calcext:value-type="string">
            <text:p>Missle</text:p>
          </table:table-cell>
          <table:table-cell table:style-name="ce111" office:value-type="string" calcext:value-type="string">
            <text:p>Map Speed</text:p>
          </table:table-cell>
          <table:table-cell table:style-name="ce111" office:value-type="string" calcext:value-type="string">
            <text:p>Arcade Speed</text:p>
          </table:table-cell>
          <table:table-cell table:style-name="ce111" office:value-type="string" calcext:value-type="string">
            <text:p>Acc time</text:p>
          </table:table-cell>
          <table:table-cell table:style-name="ce111" office:value-type="string" calcext:value-type="string">
            <text:p>Health Launche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Damage</text:p>
          </table:table-cell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Dmg/cost</text:p>
          </table:table-cell>
          <table:table-cell table:style-name="ce159" office:value-type="string" calcext:value-type="string">
            <text:p>Mas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1" office:value-type="float" office:value="107.2" calcext:value-type="float">
            <text:p>107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111" office:value-type="string" calcext:value-type="string">
            <text:p>2A37</text:p>
          </table:table-cell>
          <table:table-cell table:style-name="ce118" table:formula="of:=1/[.K3]*100" office:value-type="float" office:value="0.181818181818182" calcext:value-type="float">
            <text:p>0.2</text:p>
          </table:table-cell>
          <table:table-cell table:style-name="ce118" table:formula="of:=[.E3]*[.L24]" office:value-type="float" office:value="0.606060606060606" calcext:value-type="float">
            <text:p>0.6</text:p>
          </table:table-cell>
          <table:table-cell table:style-name="ce116" table:formula="of:=[.J3]*[.L24]" office:value-type="float" office:value="727.272727272727" calcext:value-type="float">
            <text:p>727.27</text:p>
          </table:table-cell>
          <table:table-cell table:style-name="ce118" table:formula="of:=[.C3]*[.L24]" office:value-type="float" office:value="4.54545454545455" calcext:value-type="float">
            <text:p>4.5</text:p>
          </table:table-cell>
          <table:table-cell table:style-name="ce116" table:formula="of:=[.C3]/[.J3]*60" office:value-type="float" office:value="0.375" calcext:value-type="float">
            <text:p>0.38</text:p>
          </table:table-cell>
          <table:table-cell/>
          <table:table-cell table:style-name="ce111" office:value-type="string" calcext:value-type="string">
            <text:p>A-100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4]/[.W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124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21" office:value-type="float" office:value="197.2" calcext:value-type="float">
            <text:p>197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style-name="ce128" office:value-type="string" calcext:value-type="string">
            <text:p>AK-725</text:p>
          </table:table-cell>
          <table:table-cell table:style-name="ce118" table:formula="of:=1/[.K5]*100" office:value-type="float" office:value="2.77777777777778" calcext:value-type="float">
            <text:p>2.8</text:p>
          </table:table-cell>
          <table:table-cell table:style-name="ce118" table:formula="of:=[.E5]*[.L25]" office:value-type="float" office:value="3.88888888888889" calcext:value-type="float">
            <text:p>3.9</text:p>
          </table:table-cell>
          <table:table-cell table:style-name="ce116" table:formula="of:=[.J5]*[.L25]" office:value-type="float" office:value="972.222222222222" calcext:value-type="float">
            <text:p>972.22</text:p>
          </table:table-cell>
          <table:table-cell table:style-name="ce118" table:formula="of:=[.C5]*[.L25]" office:value-type="float" office:value="38.8888888888889" calcext:value-type="float">
            <text:p>38.9</text:p>
          </table:table-cell>
          <table:table-cell table:style-name="ce116" table:formula="of:=[.C5]/[.J5]*60" office:value-type="float" office:value="2.4" calcext:value-type="float">
            <text:p>2.40</text:p>
          </table:table-cell>
          <table:table-cell/>
          <table:table-cell table:style-name="ce111" office:value-type="string" calcext:value-type="string">
            <text:p>A-100N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5]/[.W25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AK-100</text:p>
          </table:table-cell>
          <table:table-cell table:style-name="ce118" table:formula="of:=1/[.K6]*100" office:value-type="float" office:value="11.1111111111111" calcext:value-type="float">
            <text:p>11.1</text:p>
          </table:table-cell>
          <table:table-cell table:style-name="ce118" table:formula="of:=[.E6]*[.L26]" office:value-type="float" office:value="6.34920634920635" calcext:value-type="float">
            <text:p>6.3</text:p>
          </table:table-cell>
          <table:table-cell table:style-name="ce116" table:formula="of:=[.J6]*[.L26]" office:value-type="float" office:value="4444.44444444444" calcext:value-type="float">
            <text:p>4444.44</text:p>
          </table:table-cell>
          <table:table-cell table:style-name="ce118" table:formula="of:=[.C6]*[.L26]" office:value-type="float" office:value="44.4444444444444" calcext:value-type="float">
            <text:p>44.4</text:p>
          </table:table-cell>
          <table:table-cell table:style-name="ce116" table:formula="of:=[.C6]/[.J6]*60" office:value-type="float" office:value="0.6" calcext:value-type="float">
            <text:p>0.60</text:p>
          </table:table-cell>
          <table:table-cell/>
          <table:table-cell table:style-name="ce111" office:value-type="string" calcext:value-type="string">
            <text:p>R-3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9" office:value-type="float" office:value="750" calcext:value-type="float">
            <text:p>75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6]/[.W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D-80</text:p>
          </table:table-cell>
          <table:table-cell table:style-name="ce118" table:formula="of:=1/[.K7]*100" office:value-type="float" office:value="16.6666666666667" calcext:value-type="float">
            <text:p>16.7</text:p>
          </table:table-cell>
          <table:table-cell table:style-name="ce118" table:formula="of:=[.E7]*[.L27]" office:value-type="float" office:value="6.66666666666667" calcext:value-type="float">
            <text:p>6.7</text:p>
          </table:table-cell>
          <table:table-cell table:style-name="ce116" table:formula="of:=[.J7]*[.L27]" office:value-type="float" office:value="3000.00000000001" calcext:value-type="float">
            <text:p>3000.00</text:p>
          </table:table-cell>
          <table:table-cell table:style-name="ce118" table:formula="of:=[.C7]*[.L27]" office:value-type="float" office:value="50" calcext:value-type="float">
            <text:p>50.0</text:p>
          </table:table-cell>
          <table:table-cell table:style-name="ce116" table:formula="of:=[.C7]/[.J7]*60" office:value-type="float" office:value="1" calcext:value-type="float">
            <text:p>1.00</text:p>
          </table:table-cell>
          <table:table-cell/>
          <table:table-cell table:style-name="ce111" office:value-type="string" calcext:value-type="string">
            <text:p>R-3N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7]/[.W27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7"/>
          <table:table-cell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table:style-name="ce128" office:value-type="string" calcext:value-type="string">
            <text:p>Mk-1-180</text:p>
          </table:table-cell>
          <table:table-cell table:style-name="ce118" table:formula="of:=1/[.K8]*100" office:value-type="float" office:value="33.3333333333333" calcext:value-type="float">
            <text:p>33.3</text:p>
          </table:table-cell>
          <table:table-cell table:style-name="ce118" table:formula="of:=[.E8]*[.L28]" office:value-type="float" office:value="9.52380952380952" calcext:value-type="float">
            <text:p>9.5</text:p>
          </table:table-cell>
          <table:table-cell table:style-name="ce117" table:formula="of:=[.J8]*[.L28]" office:value-type="string" office:string-value="" calcext:value-type="error">
            <text:p>#VALUE!</text:p>
          </table:table-cell>
          <table:table-cell table:style-name="ce118" table:formula="of:=[.C8]*[.L28]" office:value-type="float" office:value="33.3333333333333" calcext:value-type="float">
            <text:p>33.3</text:p>
          </table:table-cell>
          <table:table-cell table:style-name="ce116" table:formula="of:=[.C8]/[.J8]*60" office:value-type="string" office:string-value="" calcext:value-type="error">
            <text:p>#VALUE!</text:p>
          </table:table-cell>
          <table:table-cell/>
          <table:table-cell table:style-name="ce111" office:value-type="string" calcext:value-type="string">
            <text:p>Kh-15(P)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8]/[.W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/>
          <table:table-cell table:style-name="ce128" office:value-type="string" calcext:value-type="string">
            <text:p>Mk-2-180</text:p>
          </table:table-cell>
          <table:table-cell table:style-name="ce118" table:formula="of:=1/[.K9]*100" office:value-type="float" office:value="33.3333333333333" calcext:value-type="float">
            <text:p>33.3</text:p>
          </table:table-cell>
          <table:table-cell table:style-name="ce118" table:formula="of:=[.E9]*[.L29]" office:value-type="float" office:value="15.3964588144727" calcext:value-type="float">
            <text:p>15.4</text:p>
          </table:table-cell>
          <table:table-cell table:style-name="ce116" table:formula="of:=[.J9]*[.L29]" office:value-type="float" office:value="6000" calcext:value-type="float">
            <text:p>6000.00</text:p>
          </table:table-cell>
          <table:table-cell table:style-name="ce118" table:formula="of:=[.C9]*[.L29]" office:value-type="float" office:value="66.6666666666667" calcext:value-type="float">
            <text:p>66.7</text:p>
          </table:table-cell>
          <table:table-cell table:style-name="ce116" table:formula="of:=[.C9]/[.J9]*60" office:value-type="float" office:value="0.666666666666667" calcext:value-type="float">
            <text:p>0.67</text:p>
          </table:table-cell>
          <table:table-cell/>
          <table:table-cell table:style-name="ce111" office:value-type="string" calcext:value-type="string">
            <text:p>Kh-15(P)N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9]/[.W29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3"/>
          <table:table-cell table:style-name="ce128" office:value-type="string" calcext:value-type="string">
            <text:p>Mk-6-180</text:p>
          </table:table-cell>
          <table:table-cell table:style-name="ce118" table:formula="of:=1/[.K10]*100" office:value-type="float" office:value="33.3333333333333" calcext:value-type="float">
            <text:p>33.3</text:p>
          </table:table-cell>
          <table:table-cell table:style-name="ce118" table:formula="of:=[.E10]*[.L30]" office:value-type="float" office:value="40" calcext:value-type="float">
            <text:p>40.0</text:p>
          </table:table-cell>
          <table:table-cell table:style-name="ce116" table:formula="of:=[.J10]*[.L30]" office:value-type="float" office:value="6000" calcext:value-type="float">
            <text:p>6000.00</text:p>
          </table:table-cell>
          <table:table-cell table:style-name="ce118" table:formula="of:=[.C10]*[.L30]" office:value-type="float" office:value="200" calcext:value-type="float">
            <text:p>200.0</text:p>
          </table:table-cell>
          <table:table-cell table:style-name="ce116" table:formula="of:=[.C10]/[.J10]*60" office:value-type="float" office:value="2" calcext:value-type="float">
            <text:p>2.00</text:p>
          </table:table-cell>
          <table:table-cell table:number-columns-repeated="8"/>
          <table:table-cell table:style-name="ce111" table:number-columns-repeated="2"/>
          <table:table-cell table:number-columns-repeated="3"/>
        </table:table-row>
        <table:table-row table:style-name="ro1">
          <table:table-cell table:style-name="ce127"/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 table:number-columns-repeated="2"/>
          <table:table-cell table:style-name="ce128" office:value-type="string" calcext:value-type="string">
            <text:p>A-220</text:p>
          </table:table-cell>
          <table:table-cell table:style-name="ce118" table:formula="of:=1/[.K11]*100" office:value-type="float" office:value="33.3333333333333" calcext:value-type="float">
            <text:p>33.3</text:p>
          </table:table-cell>
          <table:table-cell table:style-name="ce118" table:formula="of:=[.E11]*[.L31]" office:value-type="float" office:value="11.1111111111111" calcext:value-type="float">
            <text:p>11.1</text:p>
          </table:table-cell>
          <table:table-cell table:style-name="ce116" table:formula="of:=[.J11]*[.L31]" office:value-type="float" office:value="20000" calcext:value-type="float">
            <text:p>20000.00</text:p>
          </table:table-cell>
          <table:table-cell table:style-name="ce118" table:formula="of:=[.C11]*[.L31]" office:value-type="float" office:value="133.333333333333" calcext:value-type="float">
            <text:p>133.3</text:p>
          </table:table-cell>
          <table:table-cell table:style-name="ce116" table:formula="of:=[.C11]/[.J11]*60" office:value-type="float" office:value="0.4" calcext:value-type="float">
            <text:p>0.40</text:p>
          </table:table-cell>
          <table:table-cell/>
          <table:table-cell table:style-name="ce111" office:value-type="string" calcext:value-type="string">
            <text:p>Zenith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1]/[.W3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ce111" office:value-type="string" calcext:value-type="string">
            <text:p>Nadir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2]/[.W3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table:style-name="ce111"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 table:number-columns-repeated="2"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5"/>
          <table:table-cell table:style-name="ce111" office:value-type="string" calcext:value-type="string">
            <text:p>Bomb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11"/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500" calcext:value-type="float">
            <text:p>500</text:p>
          </table:table-cell>
          <table:table-cell table:style-name="ce111" table:number-columns-repeated="2"/>
          <table:table-cell table:style-name="ce111" table:formula="of:=[.X33]/[.W33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table:style-name="ce128" office:value-type="string" calcext:value-type="string">
            <text:p>Reduce maintenance time?</text:p>
          </table:table-cell>
          <table:table-cell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900</text:p>
          </table:table-cell>
          <table:table-cell office:value-type="string" calcext:value-type="string">
            <text:p>1x, no AAM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5" office:value-type="float" office:value="7" calcext:value-type="float">
            <text:p>7</text:p>
          </table:table-cell>
          <table:table-cell table:style-name="ce148" office:value-type="string" calcext:value-type="string">
            <text:p>Change craft desc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7"/>
        </table:table-row>
        <table:table-row table:style-name="ro3">
          <table:table-cell table:style-name="ce111"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1200</text:p>
          </table:table-cell>
          <table:table-cell office:value-type="string" calcext:value-type="string">
            <text:p>2x or AAM</text:p>
          </table:table-cell>
          <table:table-cell table:style-name="ce129"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table:style-name="ce148" office:value-type="string" calcext:value-type="string">
            <text:p>Change the carrier descs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52" table:formula="of:=[.D62]" office:value-type="float" office:value="287.106017814394" calcext:value-type="float">
            <text:p>287.11</text:p>
          </table:table-cell>
          <table:table-cell table:style-name="ce111" office:value-type="float" office:value="80" calcext:value-type="float">
            <text:p>80</text:p>
          </table:table-cell>
          <table:table-cell office:value-type="string" calcext:value-type="string">
            <text:p>m_spasmcode?</text:p>
          </table:table-cell>
          <table:table-cell office:value-type="string" calcext:value-type="string">
            <text:p>Jammer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7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9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table:style-name="Default"/>
          <table:table-cell table:style-name="ce112" office:value-type="string" calcext:value-type="string">
            <text:p>Most efficient powergen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style-name="Default"/>
          <table:table-cell table:style-name="ce137" office:value-type="string" calcext:value-type="string">
            <text:p>Large fuel tank</text:p>
          </table:table-cell>
          <table:table-cell table:style-name="ce137" office:value-type="string" calcext:value-type="string">
            <text:p>Floor = 2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1"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118" table:formula="of:=[.E40]/[.D40]" office:value-type="float" office:value="15.2786885245902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style-name="ce116" table:formula="of:=[.G40]/[.D40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40]/[.D40]" office:value-type="float" office:value="32.7868852459016" calcext:value-type="float">
            <text:p>32.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29" office:value-type="string" calcext:value-type="string">
            <text:p>Appli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2" office:value-type="string" calcext:value-type="string">
            <text:p>Staged</text:p>
          </table:table-cell>
          <table:table-cell table:style-name="Default"/>
          <table:table-cell table:style-name="ce112" office:value-type="string" calcext:value-type="string">
            <text:p>Most efficient cabins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 table:style-name="Default"/>
          <table:table-cell table:number-columns-repeated="8"/>
          <table:table-cell table:style-name="ce133"/>
          <table:table-cell table:number-columns-repeated="8"/>
        </table:table-row>
        <table:table-row table:style-name="ro1">
          <table:table-cell table:style-name="ce130" office:value-type="string" calcext:value-type="string">
            <text:p>Doable with a ship redesign</text:p>
          </table:table-cell>
          <table:table-cell table:style-name="Default"/>
          <table:table-cell office:value-type="string" calcext:value-type="string">
            <text:p>Large</text:p>
          </table:table-cell>
          <table:table-cell table:style-name="ce111"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formula="of:=[.E43]/[.D43]" office:value-type="float" office:value="0.706" calcext:value-type="float">
            <text:p>0.706</text:p>
          </table:table-cell>
          <table:table-cell table:style-name="ce111" table:formula="of:=[.F43]/[.D43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3]/[.D43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 table:style-name="ce127"/>
          <table:table-cell table:number-columns-repeated="17"/>
        </table:table-row>
        <table:table-row table:style-name="ro1">
          <table:table-cell table:style-name="ce121" office:value-type="string" calcext:value-type="string">
            <text:p>To change</text:p>
          </table:table-cell>
          <table:table-cell table:style-name="Default"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formula="of:=[.E44]/[.D44]" office:value-type="float" office:value="0.704" calcext:value-type="float">
            <text:p>0.704</text:p>
          </table:table-cell>
          <table:table-cell table:style-name="ce111" table:formula="of:=[.F44]/[.D44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111" table:formula="of:=[.I44]/[.D44]" office:value-type="float" office:value="4" calcext:value-type="float">
            <text:p>4</text:p>
          </table:table-cell>
          <table:table-cell table:style-name="ce124" office:value-type="float" office:value="40" calcext:value-type="float">
            <text:p>40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1" office:value-type="string" calcext:value-type="string">
            <text:p>Variance in tests/not precis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7">
          <table:table-cell table:style-name="ce132" office:value-type="string" calcext:value-type="string">
            <text:p>Plann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table:style-name="ce111" office:value-type="string" calcext:value-type="string">
            <text:p>Consumption, kg/s</text:p>
          </table:table-cell>
          <table:table-cell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/>
          <table:table-cell table:style-name="ce128" office:value-type="string" calcext:value-type="string">
            <text:p>Ship</text:p>
          </table:table-cell>
          <table:table-cell table:style-name="ce128" office:value-type="string" calcext:value-type="string">
            <text:p>Combat value</text:p>
          </table:table-cell>
          <table:table-cell table:style-name="ce128" office:value-type="string" calcext:value-type="string">
            <text:p>AA value</text:p>
          </table:table-cell>
          <table:table-cell table:style-name="ce121" office:value-type="string" calcext:value-type="string">
            <text:p>Modded CV</text:p>
          </table:table-cell>
          <table:table-cell table:style-name="ce121" office:value-type="string" calcext:value-type="string">
            <text:p>Modded AAV</text:p>
          </table:table-cell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7" table:formula="of:=[.C47]/[.D47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7]/[.F47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7]/([.F47]+[.K34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40]+[.H47]*[.$G$43]+[.H47]*[.$H$43]*[.$F$40]+[.J47]+([.H47]/[.$D$43] + [.I47]/[.$D$40] + [.H47]*[.$H$43]/[.$F$40])*[.$K$34]" office:value-type="float" office:value="77.7765286709351" calcext:value-type="float">
            <text:p>77.8</text:p>
          </table:table-cell>
          <table:table-cell table:style-name="ce117" table:formula="of:=[.L47]+[.I47]*[.$J$40] + [.H47]*[.$J$43]+[.H47]*[.$H$43]*[.$J$40]+[.$L$34]+([.H47]/[.$D$43] + [.I47]/[.$D$40] + [.H47]*[.$H$43]/[.$J$40])*[.$L$34]" office:value-type="float" office:value="1082.21456393443" calcext:value-type="float">
            <text:p>1082</text:p>
          </table:table-cell>
          <table:table-cell table:style-name="ce116" table:formula="of:=[.C47]/[.N47]/9.81*1000" office:value-type="float" office:value="15.7276444592878" calcext:value-type="float">
            <text:p>15.73</text:p>
          </table:table-cell>
          <table:table-cell/>
          <table:table-cell table:style-name="ce128" office:value-type="string" calcext:value-type="string">
            <text:p>Borey</text:p>
          </table:table-cell>
          <table:table-cell table:style-name="ce128" office:value-type="float" office:value="55.6399" calcext:value-type="float">
            <text:p>55.6399</text:p>
          </table:table-cell>
          <table:table-cell table:style-name="ce128" office:value-type="float" office:value="43" calcext:value-type="float">
            <text:p>43</text:p>
          </table:table-cell>
          <table:table-cell table:style-name="ce121" office:value-type="float" office:value="84.2398" calcext:value-type="float">
            <text:p>84.2398</text:p>
          </table:table-cell>
          <table:table-cell table:style-name="ce121" office:value-type="float" office:value="73" calcext:value-type="float">
            <text:p>73</text:p>
          </table:table-cell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formula="of:=[.C48]/[.D48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8]/[.F48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8]/([.F48]+[.J48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8]/[.L48]" office:value-type="float" office:value="0.012" calcext:value-type="float">
            <text:p>0.012</text:p>
          </table:table-cell>
          <table:table-cell table:style-name="ce118" table:formula="of:=[.F48]+[.I48]*[.$F$40]+[.H48]*[.$G$43]+[.H48]*[.$H$43]*[.$F$40]+[.J48]+([.H48]/[.$D$43] + [.I48]/[.$D$40] + [.H48]*[.$H$43]/[.$F$40])*[.$K$34]" office:value-type="float" office:value="86.7273483430663" calcext:value-type="float">
            <text:p>86.7</text:p>
          </table:table-cell>
          <table:table-cell table:style-name="ce117" table:formula="of:=[.L48]+[.I48]*[.$J$40] + [.H48]*[.$J$43]+[.H48]*[.$H$43]*[.$J$40]+[.$L$34]+([.H48]/[.$D$43] + [.I48]/[.$D$40] + [.H48]*[.$H$43]/[.$J$40])*[.$L$34]" office:value-type="float" office:value="1585.82112131148" calcext:value-type="float">
            <text:p>1586</text:p>
          </table:table-cell>
          <table:table-cell table:style-name="ce116" table:formula="of:=[.C48]/[.N48]/9.81*1000" office:value-type="float" office:value="21.156675724282" calcext:value-type="float">
            <text:p>21.16</text:p>
          </table:table-cell>
          <table:table-cell/>
          <table:table-cell table:style-name="ce128" office:value-type="string" calcext:value-type="string">
            <text:p>Gryphon</text:p>
          </table:table-cell>
          <table:table-cell table:style-name="ce128" office:value-type="float" office:value="45.8231" calcext:value-type="float">
            <text:p>45.8231</text:p>
          </table:table-cell>
          <table:table-cell table:style-name="ce128" office:value-type="float" office:value="41" calcext:value-type="float">
            <text:p>41</text:p>
          </table:table-cell>
          <table:table-cell table:style-name="ce121" office:value-type="float" office:value="70.6584" calcext:value-type="float">
            <text:p>70.6584</text:p>
          </table:table-cell>
          <table:table-cell table:style-name="ce121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49]/[.D49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9]/[.F49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49]/([.F49]+[.K35])/9.81*1000" office:value-type="float" office:value="7.8131646144239" calcext:value-type="float">
            <text:p>7.8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9]/[.L49]" office:value-type="float" office:value="0.0225" calcext:value-type="float">
            <text:p>0.0225</text:p>
          </table:table-cell>
          <table:table-cell table:style-name="ce118" table:formula="of:=[.F49]+[.I49]*[.$F$40]+[.H49]*[.$G$43]+[.H49]*[.$H$43]*[.$F$40]+[.J49]+([.H49]/[.$D$43] + [.I49]/[.$D$40] + [.H49]*[.$H$43]/[.$F$40])*[.$K$34]" office:value-type="float" office:value="637.25579646774" calcext:value-type="float">
            <text:p>637.3</text:p>
          </table:table-cell>
          <table:table-cell table:style-name="ce117" table:formula="of:=[.L49]+[.I49]*[.$J$40] + [.H49]*[.$J$43]+[.H49]*[.$H$43]*[.$J$40]+[.$L$35]+([.H49]/[.$D$43] + [.I49]/[.$D$40] + [.H49]*[.$H$43]/[.$J$40])*[.$L$34]" office:value-type="float" office:value="2190.00289836066" calcext:value-type="float">
            <text:p>2190</text:p>
          </table:table-cell>
          <table:table-cell table:style-name="ce116" table:formula="of:=[.C49]/[.N49]/9.81*1000" office:value-type="float" office:value="7.19829617671429" calcext:value-type="float">
            <text:p>7.20</text:p>
          </table:table-cell>
          <table:table-cell/>
          <table:table-cell table:style-name="ce128" office:value-type="string" calcext:value-type="string">
            <text:p>Nomad</text:p>
          </table:table-cell>
          <table:table-cell table:style-name="ce128" office:value-type="float" office:value="108.447" calcext:value-type="float">
            <text:p>108.447</text:p>
          </table:table-cell>
          <table:table-cell table:style-name="ce128" office:value-type="float" office:value="94" calcext:value-type="float">
            <text:p>94</text:p>
          </table:table-cell>
          <table:table-cell table:style-name="ce121" table:formula="of:=107.049" office:value-type="float" office:value="107.049" calcext:value-type="float">
            <text:p>107.049</text:p>
          </table:table-cell>
          <table:table-cell table:style-name="ce121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table:style-name="ce111" office:value-type="float" office:value="4" calcext:value-type="float">
            <text:p>4</text:p>
          </table:table-cell>
          <table:table-cell table:style-name="ce117" table:formula="of:=[.C50]/[.D50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50]/[.F50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50]/([.F50]+[.J50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50]/[.L50]" office:value-type="float" office:value="0.021" calcext:value-type="float">
            <text:p>0.021</text:p>
          </table:table-cell>
          <table:table-cell table:style-name="ce118" table:formula="of:=[.F50]+[.I50]*[.$F$40]+[.H50]*[.$G$43]+[.H50]*[.$H$43]*[.$F$40]+[.J50]+([.H50]/[.$D$43] + [.I50]/[.$D$40] + [.H50]*[.$H$43]/[.$F$40])*[.$K$34]" office:value-type="float" office:value="54.2683319496236" calcext:value-type="float">
            <text:p>54.3</text:p>
          </table:table-cell>
          <table:table-cell table:style-name="ce117" table:formula="of:=[.L50]+[.I50]*[.$J$40] + [.H50]*[.$J$43]+[.H50]*[.$H$43]*[.$J$40]+[.$L$34]+([.H50]/[.$D$43] + [.I50]/[.$D$40] + [.H50]*[.$H$43]/[.$J$40])*[.$L$34]" office:value-type="float" office:value="1046.14899016393" calcext:value-type="float">
            <text:p>1046</text:p>
          </table:table-cell>
          <table:table-cell table:style-name="ce116" table:formula="of:=[.C50]/[.N50]/9.81*1000" office:value-type="float" office:value="39.4460766706773" calcext:value-type="float">
            <text:p>39.45</text:p>
          </table:table-cell>
          <table:table-cell/>
          <table:table-cell table:style-name="ce128" office:value-type="string" calcext:value-type="string">
            <text:p>Kormoran</text:p>
          </table:table-cell>
          <table:table-cell table:style-name="ce128" office:value-type="float" office:value="56.4498" calcext:value-type="float">
            <text:p>56.4498</text:p>
          </table:table-cell>
          <table:table-cell table:style-name="ce128" office:value-type="float" office:value="62" calcext:value-type="float">
            <text:p>62</text:p>
          </table:table-cell>
          <table:table-cell table:style-name="ce121" office:value-type="float" office:value="56.3526" calcext:value-type="float">
            <text:p>56.3526</text:p>
          </table:table-cell>
          <table:table-cell table:style-name="ce121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51]/[.D51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1]/[.F51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51]/([.F51]+[.J51])/9.81*1000" office:value-type="float" office:value="13.2225351750756" calcext:value-type="float">
            <text:p>13.22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1]/[.L51]" office:value-type="float" office:value="0.0325" calcext:value-type="float">
            <text:p>0.0325</text:p>
          </table:table-cell>
          <table:table-cell table:style-name="ce118" table:formula="of:=[.F51]+[.I51]*[.$F$40]+[.H51]*[.$G$43]+[.H51]*[.$H$43]*[.$F$40]+[.J51]+([.H51]/[.$D$43] + [.I51]/[.$D$40] + [.H51]*[.$H$43]/[.$F$40])*[.$K$34]" office:value-type="float" office:value="531.747599746428" calcext:value-type="float">
            <text:p>531.7</text:p>
          </table:table-cell>
          <table:table-cell table:style-name="ce117" table:formula="of:=[.L51]+[.I51]*[.$J$40] + [.H51]*[.$J$43]+[.H51]*[.$H$43]*[.$J$40]+[.$L$35]+([.H51]/[.$D$43] + [.I51]/[.$D$40] + [.H51]*[.$H$43]/[.$J$40])*[.$L$34]" office:value-type="float" office:value="2153.93732459016" calcext:value-type="float">
            <text:p>2154</text:p>
          </table:table-cell>
          <table:table-cell table:style-name="ce116" table:formula="of:=[.C51]/[.N51]/9.81*1000" office:value-type="float" office:value="12.460595873216" calcext:value-type="float">
            <text:p>12.46</text:p>
          </table:table-cell>
          <table:table-cell/>
          <table:table-cell table:style-name="ce128" office:value-type="string" calcext:value-type="string">
            <text:p>Negev</text:p>
          </table:table-cell>
          <table:table-cell table:style-name="ce128" office:value-type="float" office:value="41.5179" calcext:value-type="float">
            <text:p>41.5179</text:p>
          </table:table-cell>
          <table:table-cell table:style-name="ce128" office:value-type="float" office:value="72" calcext:value-type="float">
            <text:p>72</text:p>
          </table:table-cell>
          <table:table-cell table:style-name="ce121" office:value-type="float" office:value="44.2186" calcext:value-type="float">
            <text:p>44.218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2">
          <table:table-cell table:style-name="ce127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7"/>
          <table:table-cell office:value-type="string" calcext:value-type="string">
            <text:p>Code</text:p>
          </table:table-cell>
          <table:table-cell office:value-type="string" calcext:value-type="string">
            <text:p>Hull</text:p>
          </table:table-cell>
          <table:table-cell table:style-name="ce118" office:value-type="string" calcext:value-type="string">
            <text:p>Mass, t</text:p>
          </table:table-cell>
          <table:table-cell table:style-name="ce122" office:value-type="string" calcext:value-type="string">
            <text:p>Cost</text:p>
          </table:table-cell>
          <table:table-cell table:style-name="ce111" office:value-type="string" calcext:value-type="string">
            <text:p>Density</text:p>
          </table:table-cell>
          <table:table-cell office:value-type="string" calcext:value-type="string">
            <text:p>Vol Fraction</text:p>
          </table:table-cell>
          <table:table-cell table:style-name="ce112" office:value-type="string" calcext:value-type="string">
            <text:p>Mass Fraction</text:p>
          </table:table-cell>
          <table:table-cell table:style-name="ce111" office:value-type="string" calcext:value-type="string">
            <text:p>Mesh vol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HP/t</text:p>
          </table:table-cell>
          <table:table-cell table:style-name="ce111" office:value-type="string" calcext:value-type="string">
            <text:p>HP/vol</text:p>
          </table:table-cell>
          <table:table-cell table:number-columns-repeated="17"/>
        </table:table-row>
        <table:table-row table:style-name="ro1">
          <table:table-cell table:style-name="ce127"/>
          <table:table-cell office:value-type="string" calcext:value-type="string">
            <text:p>MDL_FERMA1X1_01</text:p>
          </table:table-cell>
          <table:table-cell office:value-type="string" calcext:value-type="string">
            <text:p>1x1</text:p>
          </table:table-cell>
          <table:table-cell table:style-name="ce116" table:formula="of:=[.F55]*[.I55]/1000" office:value-type="float" office:value="5.68762899217" calcext:value-type="float">
            <text:p>5.69</text:p>
          </table:table-cell>
          <table:table-cell/>
          <table:table-cell table:style-name="ce118" office:value-type="float" office:value="160" calcext:value-type="float">
            <text:p>160.0</text:p>
          </table:table-cell>
          <table:table-cell table:style-name="ce116" table:formula="of:=[.I55]/[.$I$55]" office:value-type="float" office:value="1" calcext:value-type="float">
            <text:p>1.00</text:p>
          </table:table-cell>
          <table:table-cell table:style-name="ce116" table:formula="of:=[.D55]/[.$D$55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25" calcext:value-type="float">
            <text:p>25</text:p>
          </table:table-cell>
          <table:table-cell table:formula="of:=[.J55]/[.D55]" office:value-type="float" office:value="4.3955047058127" calcext:value-type="float">
            <text:p>4.40</text:p>
          </table:table-cell>
          <table:table-cell table:formula="of:=[.J55]/[.G55]" office:value-type="float" office:value="25" calcext:value-type="float">
            <text:p>25.00</text:p>
          </table:table-cell>
          <table:table-cell/>
          <table:table-cell table:style-name="ce156" office:value-type="string" calcext:value-type="string">
            <text:p>Negev</text:p>
          </table:table-cell>
          <table:table-cell table:style-name="ce137" office:value-type="string" calcext:value-type="string">
            <text:p>Gladiator MRL.seria </text:p>
          </table:table-cell>
          <table:table-cell table:number-columns-repeated="14"/>
        </table:table-row>
        <table:table-row table:style-name="ro1">
          <table:table-cell table:style-name="ce127"/>
          <table:table-cell office:value-type="string" calcext:value-type="string">
            <text:p>MDL_FERMA1X1_04</text:p>
          </table:table-cell>
          <table:table-cell office:value-type="string" calcext:value-type="string">
            <text:p>1x1 Triang</text:p>
          </table:table-cell>
          <table:table-cell table:style-name="ce116" table:formula="of:=[.F56]*[.I56]/1000" office:value-type="float" office:value="3.79175266144665" calcext:value-type="float">
            <text:p>3.79</text:p>
          </table:table-cell>
          <table:table-cell/>
          <table:table-cell table:style-name="ce142" table:formula="of:=[.F55]/3*4" office:value-type="float" office:value="213.333333333333" calcext:value-type="float">
            <text:p>213.3</text:p>
          </table:table-cell>
          <table:table-cell table:style-name="ce116" table:formula="of:=[.I56]/[.$I$55]" office:value-type="float" office:value="0.499999999999999" calcext:value-type="float">
            <text:p>0.50</text:p>
          </table:table-cell>
          <table:table-cell table:style-name="ce116" table:formula="of:=[.D56]/[.$D$55]" office:value-type="float" office:value="0.666666666666664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formula="of:=[.J56]/[.D56]" office:value-type="float" office:value="3.29662852935954" calcext:value-type="float">
            <text:p>3.30</text:p>
          </table:table-cell>
          <table:table-cell table:formula="of:=[.J56]/[.G56]" office:value-type="float" office:value="25.0000000000001" calcext:value-type="float">
            <text:p>25.00</text:p>
          </table:table-cell>
          <table:table-cell office:value-type="string" calcext:value-type="string">
            <text:p>TWR →</text:p>
          </table:table-cell>
          <table:table-cell table:style-name="ce157" office:value-type="string" calcext:value-type="string">
            <text:p>fury.seria</text:p>
          </table:table-cell>
          <table:table-cell table:style-name="ce137" office:value-type="string" calcext:value-type="string">
            <text:p>Ballistic.seria </text:p>
          </table:table-cell>
          <table:table-cell table:number-columns-repeated="3"/>
          <table:table-cell table:style-name="ce159" office:value-type="string" calcext:value-type="string">
            <text:p>Include vanilla crafts</text:p>
          </table:table-cell>
          <table:table-cell table:number-columns-repeated="10"/>
        </table:table-row>
        <table:table-row table:style-name="ro1">
          <table:table-cell table:style-name="ce133"/>
          <table:table-cell office:value-type="string" calcext:value-type="string">
            <text:p>MDL_FERMA2X1_01</text:p>
          </table:table-cell>
          <table:table-cell office:value-type="string" calcext:value-type="string">
            <text:p>2x1</text:p>
          </table:table-cell>
          <table:table-cell table:style-name="ce116" table:formula="of:=[.F57]*[.I57]/1000" office:value-type="float" office:value="11.864521321249" calcext:value-type="float">
            <text:p>11.86</text:p>
          </table:table-cell>
          <table:table-cell/>
          <table:table-cell table:style-name="ce142" office:value-type="float" office:value="160" calcext:value-type="float">
            <text:p>160.0</text:p>
          </table:table-cell>
          <table:table-cell table:style-name="ce116" table:formula="of:=[.I57]/2/[.I55]" office:value-type="float" office:value="1.0430111859953" calcext:value-type="float">
            <text:p>1.04</text:p>
          </table:table-cell>
          <table:table-cell table:style-name="ce116" table:formula="of:=[.D57]/2/[.D55]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40" calcext:value-type="float">
            <text:p>40</text:p>
          </table:table-cell>
          <table:table-cell table:formula="of:=[.J57]/[.D57]" office:value-type="float" office:value="3.37139602323114" calcext:value-type="float">
            <text:p>3.37</text:p>
          </table:table-cell>
          <table:table-cell table:formula="of:=[.J57]/[.G57]" office:value-type="float" office:value="38.3504995316323" calcext:value-type="float">
            <text:p>38.35</text:p>
          </table:table-cell>
          <table:table-cell/>
          <table:table-cell table:style-name="ce158" office:value-type="string" calcext:value-type="string">
            <text:p>Archangel.seria</text:p>
          </table:table-cell>
          <table:table-cell table:style-name="ce137" office:value-type="string" calcext:value-type="string">
            <text:p>Jaguar RSZO.seria </text:p>
          </table:table-cell>
          <table:table-cell office:value-type="string" calcext:value-type="string">
            <text:p>← TWR</text:p>
          </table:table-cell>
          <table:table-cell table:number-columns-repeated="2"/>
          <table:table-cell table:style-name="ce159" office:value-type="string" calcext:value-type="string">
            <text:p>Gryphon (4 Missiles)</text:p>
          </table:table-cell>
          <table:table-cell table:style-name="ce155" office:value-type="string" calcext:value-type="string">
            <text:p>Jammer range</text:p>
          </table:table-cell>
          <table:table-cell/>
          <table:table-cell table:style-name="ce159" office:value-type="string" calcext:value-type="string">
            <text:p>Update vanilla crafts</text:p>
          </table:table-cell>
          <table:table-cell table:number-columns-repeated="7"/>
        </table:table-row>
        <table:table-row table:style-name="ro1">
          <table:table-cell table:style-name="ce133"/>
          <table:table-cell office:value-type="string" calcext:value-type="string">
            <text:p>MDL_FERMA2X2_01</text:p>
          </table:table-cell>
          <table:table-cell office:value-type="string" calcext:value-type="string">
            <text:p>2x2</text:p>
          </table:table-cell>
          <table:table-cell table:style-name="ce116" table:formula="of:=[.F58]*[.I58]/1000" office:value-type="float" office:value="25.8142066416445" calcext:value-type="float">
            <text:p>25.81</text:p>
          </table:table-cell>
          <table:table-cell/>
          <table:table-cell table:style-name="ce118" office:value-type="float" office:value="80" calcext:value-type="float">
            <text:p>80.0</text:p>
          </table:table-cell>
          <table:table-cell table:style-name="ce116" table:formula="of:=[.I58]/[.$I$58]" office:value-type="float" office:value="1" calcext:value-type="float">
            <text:p>1.00</text:p>
          </table:table-cell>
          <table:table-cell table:style-name="ce116" table:formula="of:=[.D58]/[.$D$58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11" office:value-type="float" office:value="100" calcext:value-type="float">
            <text:p>100</text:p>
          </table:table-cell>
          <table:table-cell table:formula="of:=[.J58]/[.D58]" office:value-type="float" office:value="3.87383588379106" calcext:value-type="float">
            <text:p>3.87</text:p>
          </table:table-cell>
          <table:table-cell table:formula="of:=[.J58]/[.G58]" office:value-type="float" office:value="100" calcext:value-type="float">
            <text:p>100.00</text:p>
          </table:table-cell>
          <table:table-cell/>
          <table:table-cell table:style-name="ce158" office:value-type="string" calcext:value-type="string">
            <text:p>Lion.seria</text:p>
          </table:table-cell>
          <table:table-cell table:style-name="ce158" office:value-type="string" calcext:value-type="string">
            <text:p>Jaguar PVO</text:p>
          </table:table-cell>
          <table:table-cell office:value-type="string" calcext:value-type="string">
            <text:p>← look, TWR</text:p>
          </table:table-cell>
          <table:table-cell table:number-columns-repeated="2"/>
          <table:table-cell table:style-name="ce159" office:value-type="string" calcext:value-type="string">
            <text:p>Borey (Jammer)</text:p>
          </table:table-cell>
          <table:table-cell table:style-name="ce162" office:value-type="string" calcext:value-type="string">
            <text:p>Fuel tank oddities</text:p>
          </table:table-cell>
          <table:table-cell/>
          <table:table-cell table:style-name="ce159" office:value-type="string" calcext:value-type="string">
            <text:p>Nomad replacement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MDL_FERMA2X2_04</text:p>
          </table:table-cell>
          <table:table-cell office:value-type="string" calcext:value-type="string">
            <text:p>2x2 Triang</text:p>
          </table:table-cell>
          <table:table-cell table:style-name="ce116" table:formula="of:=[.F59]*[.I59]/1000" office:value-type="float" office:value="17.2094585491358" calcext:value-type="float">
            <text:p>17.21</text:p>
          </table:table-cell>
          <table:table-cell/>
          <table:table-cell table:style-name="ce142" table:formula="of:=[.F58]/3*4" office:value-type="float" office:value="106.666666666667" calcext:value-type="float">
            <text:p>106.7</text:p>
          </table:table-cell>
          <table:table-cell table:style-name="ce116" table:formula="of:=[.I59]/[.$I$58]" office:value-type="float" office:value="0.499999635511928" calcext:value-type="float">
            <text:p>0.50</text:p>
          </table:table-cell>
          <table:table-cell table:style-name="ce116" table:formula="of:=[.D59]/[.$D$58]" office:value-type="float" office:value="0.666666180682573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formula="of:=[.J59]/[.D59]" office:value-type="float" office:value="2.90537903079529" calcext:value-type="float">
            <text:p>2.91</text:p>
          </table:table-cell>
          <table:table-cell table:formula="of:=[.J59]/[.G59]" office:value-type="float" office:value="100.000072897667" calcext:value-type="float">
            <text:p>100.00</text:p>
          </table:table-cell>
          <table:table-cell/>
          <table:table-cell table:style-name="ce156" office:value-type="string" calcext:value-type="string">
            <text:p>Borey.seria</text:p>
          </table:table-cell>
          <table:table-cell office:value-type="string" calcext:value-type="string">
            <text:p>← new guns</text:p>
          </table:table-cell>
          <table:table-cell table:number-columns-repeated="3"/>
          <table:table-cell table:style-name="ce159" office:value-type="string" calcext:value-type="string">
            <text:p>Resave in ENG</text:p>
          </table:table-cell>
          <table:table-cell table:style-name="ce162" office:value-type="string" calcext:value-type="string">
            <text:p>Overheating</text:p>
          </table:table-cell>
          <table:table-cell/>
          <table:table-cell table:style-name="ce159" office:value-type="string" calcext:value-type="string">
            <text:p>Borey fast replacement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MDL_FERMA2X2_02</text:p>
          </table:table-cell>
          <table:table-cell office:value-type="string" calcext:value-type="string">
            <text:p>2x2 Sawed</text:p>
          </table:table-cell>
          <table:table-cell table:style-name="ce138" table:formula="of:=[.F60]*[.I60]/1000" office:value-type="float" office:value="25.8142066416445" calcext:value-type="float">
            <text:p>25.81</text:p>
          </table:table-cell>
          <table:table-cell/>
          <table:table-cell table:style-name="ce143" table:formula="of:=[.F58]/[.G60]" office:value-type="float" office:value="92.0103467311146" calcext:value-type="float">
            <text:p>92.0</text:p>
          </table:table-cell>
          <table:table-cell table:style-name="ce116" table:formula="of:=[.I60]/[.$I$58]" office:value-type="float" office:value="0.869467433198433" calcext:value-type="float">
            <text:p>0.87</text:p>
          </table:table-cell>
          <table:table-cell table:style-name="ce116" table:formula="of:=[.D60]/[.$D$58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formula="of:=[.J60]/[.D60]" office:value-type="float" office:value="3.38960639831718" calcext:value-type="float">
            <text:p>3.39</text:p>
          </table:table-cell>
          <table:table-cell table:formula="of:=[.J60]/[.G60]" office:value-type="float" office:value="100.636316737157" calcext:value-type="float">
            <text:p>100.64</text:p>
          </table:table-cell>
          <table:table-cell/>
          <table:table-cell table:style-name="ce158" office:value-type="string" calcext:value-type="string">
            <text:p>Varyag.seria</text:p>
          </table:table-cell>
          <table:table-cell table:number-columns-repeated="4"/>
          <table:table-cell table:style-name="ce159" office:value-type="string" calcext:value-type="string">
            <text:p>Fix error logs</text:p>
          </table:table-cell>
          <table:table-cell table:style-name="ce155" office:value-type="string" calcext:value-type="string">
            <text:p>Triangle exploit</text:p>
          </table:table-cell>
          <table:table-cell/>
          <table:table-cell table:style-name="ce159" office:value-type="string" calcext:value-type="string">
            <text:p>Borey slow replace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FERMA2X2_03</text:p>
          </table:table-cell>
          <table:table-cell office:value-type="string" calcext:value-type="string">
            <text:p>2x2 2Sawed</text:p>
          </table:table-cell>
          <table:table-cell table:style-name="ce138" table:formula="of:=[.F61]*[.I61]/1000" office:value-type="float" office:value="24.378827847867" calcext:value-type="float">
            <text:p>24.38</text:p>
          </table:table-cell>
          <table:table-cell/>
          <table:table-cell table:style-name="ce142" office:value-type="float" office:value="80" calcext:value-type="float">
            <text:p>80.0</text:p>
          </table:table-cell>
          <table:table-cell table:style-name="ce116" table:formula="of:=[.I61]/[.$I$58]" office:value-type="float" office:value="0.944395781218319" calcext:value-type="float">
            <text:p>0.94</text:p>
          </table:table-cell>
          <table:table-cell table:style-name="ce116" table:formula="of:=[.D61]/[.$D$58]" office:value-type="float" office:value="0.944395781218319" calcext:value-type="float">
            <text:p>0.94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formula="of:=[.J61]/[.D61]" office:value-type="float" office:value="4.10191993741609" calcext:value-type="float">
            <text:p>4.10</text:p>
          </table:table-cell>
          <table:table-cell table:formula="of:=[.J61]/[.G61]" office:value-type="float" office:value="105.88780889194" calcext:value-type="float">
            <text:p>105.89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.seria</text:p>
          </table:table-cell>
          <table:table-cell table:number-columns-repeated="4"/>
          <table:table-cell table:style-name="ce159" office:value-type="string" calcext:value-type="string">
            <text:p>Redo Vega</text:p>
          </table:table-cell>
          <table:table-cell table:style-name="ce155" office:value-type="string" calcext:value-type="string">
            <text:p>Redo Longbow (thrust + sensor suite)</text:p>
          </table:table-cell>
          <table:table-cell/>
          <table:table-cell table:style-name="ce159" office:value-type="string" calcext:value-type="string">
            <text:p>Gryphon replacement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DL_FERMA4X4_01</text:p>
          </table:table-cell>
          <table:table-cell office:value-type="string" calcext:value-type="string">
            <text:p>4x4</text:p>
          </table:table-cell>
          <table:table-cell table:style-name="ce116" table:formula="of:=[.F62]*[.I62]/1000" office:value-type="float" office:value="287.106017814394" calcext:value-type="float">
            <text:p>287.11</text:p>
          </table:table-cell>
          <table:table-cell/>
          <table:table-cell table:style-name="ce142" office:value-type="float" office:value="100" calcext:value-type="float">
            <text:p>100.0</text:p>
          </table:table-cell>
          <table:table-cell table:number-columns-repeated="2" table:style-name="ce116" office:value-type="float" office:value="1" calcext:value-type="float">
            <text:p>1.00</text:p>
          </table:table-cell>
          <table:table-cell table:style-name="ce118" office:value-type="float" office:value="2871.06017814394" calcext:value-type="float">
            <text:p>2871.1</text:p>
          </table:table-cell>
          <table:table-cell table:style-name="ce111" office:value-type="float" office:value="400" calcext:value-type="float">
            <text:p>400</text:p>
          </table:table-cell>
          <table:table-cell table:formula="of:=[.J62]/[.D62]" office:value-type="float" office:value="1.39321356983395" calcext:value-type="float">
            <text:p>1.39</text:p>
          </table:table-cell>
          <table:table-cell table:formula="of:=[.J62]/[.G62]" office:value-type="float" office:value="400" calcext:value-type="float">
            <text:p>400.00</text:p>
          </table:table-cell>
          <table:table-cell/>
          <table:table-cell table:style-name="ce158" office:value-type="string" calcext:value-type="string">
            <text:p>Sevastopol.seria</text:p>
          </table:table-cell>
          <table:table-cell table:number-columns-repeated="4"/>
          <table:table-cell table:style-name="ce148" office:value-type="string" calcext:value-type="string">
            <text:p>NO IMAGE for new modules</text:p>
          </table:table-cell>
          <table:table-cell table:style-name="ce155" office:value-type="string" calcext:value-type="string">
            <text:p>Radar sprites (more persistent)</text:p>
          </table:table-cell>
          <table:table-cell/>
          <table:table-cell table:style-name="ce159" office:value-type="string" calcext:value-type="string">
            <text:p>Gryphon replacement x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style-name="ce144"/>
          <table:table-cell table:style-name="ce126"/>
          <table:table-cell table:style-name="ce153"/>
          <table:table-cell table:formula="of:=[.J63]/[.G63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Nimrod.seria</text:p>
          </table:table-cell>
          <table:table-cell table:number-columns-repeated="4"/>
          <table:table-cell table:style-name="ce159" office:value-type="string" calcext:value-type="string">
            <text:p>The state-of-the-art AEW</text:p>
          </table:table-cell>
          <table:table-cell table:style-name="ce155" office:value-type="string" calcext:value-type="string">
            <text:p>m_promotions for enemies?</text:p>
          </table:table-cell>
          <table:table-cell/>
          <table:table-cell table:style-name="ce159" office:value-type="string" calcext:value-type="string">
            <text:p>Gryphon replacement x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1X1_01</text:p>
          </table:table-cell>
          <table:table-cell office:value-type="string" calcext:value-type="string">
            <text:p>1x1</text:p>
          </table:table-cell>
          <table:table-cell table:style-name="ce116" table:formula="of:=[.F64]*[.I64]/1000" office:value-type="float" office:value="22.75051596868" calcext:value-type="float">
            <text:p>22.75</text:p>
          </table:table-cell>
          <table:table-cell/>
          <table:table-cell table:style-name="ce118" office:value-type="float" office:value="640" calcext:value-type="float">
            <text:p>640.0</text:p>
          </table:table-cell>
          <table:table-cell table:style-name="ce116" table:formula="of:=[.I64]/[.$I$64]" office:value-type="float" office:value="1" calcext:value-type="float">
            <text:p>1.00</text:p>
          </table:table-cell>
          <table:table-cell table:style-name="ce116" table:formula="of:=[.D64]/[.$D$64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75" calcext:value-type="float">
            <text:p>75</text:p>
          </table:table-cell>
          <table:table-cell table:formula="of:=[.J64]/[.D64]" office:value-type="float" office:value="3.29662852935953" calcext:value-type="float">
            <text:p>3.30</text:p>
          </table:table-cell>
          <table:table-cell table:formula="of:=[.J64]/[.G64]" office:value-type="float" office:value="75" calcext:value-type="float">
            <text:p>75.00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 Mk2.seria</text:p>
          </table:table-cell>
          <table:table-cell table:number-columns-repeated="4"/>
          <table:table-cell table:style-name="ce159" office:value-type="string" calcext:value-type="string">
            <text:p>Nuke warning</text:p>
          </table:table-cell>
          <table:table-cell table:style-name="ce155" office:value-type="string" calcext:value-type="string">
            <text:p>Convert enemy ship into AA defence craft?</text:p>
          </table:table-cell>
          <table:table-cell/>
          <table:table-cell table:style-name="ce159" office:value-type="string" calcext:value-type="string">
            <text:p>Intrepid class typ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1X1_04</text:p>
          </table:table-cell>
          <table:table-cell office:value-type="string" calcext:value-type="string">
            <text:p>1x1 Triang</text:p>
          </table:table-cell>
          <table:table-cell table:style-name="ce116" table:formula="of:=[.F65]*[.I65]/1000" office:value-type="float" office:value="15.1670106457866" calcext:value-type="float">
            <text:p>15.17</text:p>
          </table:table-cell>
          <table:table-cell/>
          <table:table-cell table:style-name="ce142" table:formula="of:=[.F64]/3*4" office:value-type="float" office:value="853.333333333333" calcext:value-type="float">
            <text:p>853.3</text:p>
          </table:table-cell>
          <table:table-cell table:style-name="ce116" table:formula="of:=[.I65]/[.$I$64]" office:value-type="float" office:value="0.499999999999999" calcext:value-type="float">
            <text:p>0.50</text:p>
          </table:table-cell>
          <table:table-cell table:style-name="ce116" table:formula="of:=[.D65]/[.$D$64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formula="of:=[.J65]/[.D65]" office:value-type="float" office:value="2.47247139701965" calcext:value-type="float">
            <text:p>2.47</text:p>
          </table:table-cell>
          <table:table-cell table:formula="of:=[.J65]/[.G65]" office:value-type="float" office:value="75.0000000000002" calcext:value-type="float">
            <text:p>75.00</text:p>
          </table:table-cell>
          <table:table-cell/>
          <table:table-cell table:style-name="ce158" office:value-type="string" calcext:value-type="string">
            <text:p>Gladiator LANCE.seria</text:p>
          </table:table-cell>
          <table:table-cell table:number-columns-repeated="4"/>
          <table:table-cell table:style-name="ce159" office:value-type="string" calcext:value-type="string">
            <text:p>Upgrade Novorossiysk</text:p>
          </table:table-cell>
          <table:table-cell table:style-name="ce155" office:value-type="string" calcext:value-type="string">
            <text:p>Armor strength</text:p>
          </table:table-cell>
          <table:table-cell/>
          <table:table-cell table:style-name="ce159" office:value-type="string" calcext:value-type="string">
            <text:p>Kormoran replace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ce116" table:formula="of:=[.F66]*[.I66]/1000" office:value-type="float" office:value="47.458085284996" calcext:value-type="float">
            <text:p>47.46</text:p>
          </table:table-cell>
          <table:table-cell/>
          <table:table-cell table:style-name="ce142" office:value-type="float" office:value="640" calcext:value-type="float">
            <text:p>640.0</text:p>
          </table:table-cell>
          <table:table-cell table:style-name="ce116" office:value-type="float" office:value="1" calcext:value-type="float">
            <text:p>1.00</text:p>
          </table:table-cell>
          <table:table-cell table:style-name="ce116" table:formula="of:=[.D66]/[.$D$64]/2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120" calcext:value-type="float">
            <text:p>120</text:p>
          </table:table-cell>
          <table:table-cell table:formula="of:=[.J66]/[.D66]" office:value-type="float" office:value="2.52854701742336" calcext:value-type="float">
            <text:p>2.53</text:p>
          </table:table-cell>
          <table:table-cell table:formula="of:=[.J66]/[.G66]" office:value-type="float" office:value="120" calcext:value-type="float">
            <text:p>120.00</text:p>
          </table:table-cell>
          <table:table-cell/>
          <table:table-cell table:style-name="ce158" office:value-type="string" calcext:value-type="string">
            <text:p>Paladin Mk2.seria</text:p>
          </table:table-cell>
          <table:table-cell table:number-columns-repeated="4"/>
          <table:table-cell table:style-name="ce159" office:value-type="string" calcext:value-type="string">
            <text:p>Make Varyag a capship</text:p>
          </table:table-cell>
          <table:table-cell table:number-columns-repeated="2"/>
          <table:table-cell table:style-name="ce159" office:value-type="string" calcext:value-type="string">
            <text:p>Negev replace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x2</text:p>
          </table:table-cell>
          <table:table-cell table:style-name="ce116" table:formula="of:=[.F67]*[.I67]/1000" office:value-type="float" office:value="103.256826566578" calcext:value-type="float">
            <text:p>103.26</text:p>
          </table:table-cell>
          <table:table-cell/>
          <table:table-cell table:style-name="ce145" office:value-type="float" office:value="320" calcext:value-type="float">
            <text:p>320.0</text:p>
          </table:table-cell>
          <table:table-cell table:style-name="ce116" table:formula="of:=[.I67]/[.$I$67]" office:value-type="float" office:value="1" calcext:value-type="float">
            <text:p>1.00</text:p>
          </table:table-cell>
          <table:table-cell table:style-name="ce116" table:formula="of:=[.D67]/[.$D$67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formula="of:=[.J67]/[.D67]" office:value-type="float" office:value="2.9053769128433" calcext:value-type="float">
            <text:p>2.91</text:p>
          </table:table-cell>
          <table:table-cell table:formula="of:=[.J67]/[.G67]" office:value-type="float" office:value="300" calcext:value-type="float">
            <text:p>300.00</text:p>
          </table:table-cell>
          <table:table-cell/>
          <table:table-cell table:style-name="ce158" office:value-type="string" calcext:value-type="string">
            <text:p>Navarin Mk3.seria</text:p>
          </table:table-cell>
          <table:table-cell table:number-columns-repeated="4"/>
          <table:table-cell table:style-name="ce159" office:value-type="string" calcext:value-type="string">
            <text:p>Класс Интрепид, опечатка в начале</text:p>
          </table:table-cell>
          <table:table-cell table:number-columns-repeated="2"/>
          <table:table-cell table:style-name="ce159" office:value-type="string" calcext:value-type="string">
            <text:p>Novorossiysk replace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2X2_04</text:p>
          </table:table-cell>
          <table:table-cell office:value-type="string" calcext:value-type="string">
            <text:p>2x2 Triang</text:p>
          </table:table-cell>
          <table:table-cell table:style-name="ce116" table:formula="of:=[.F68]*[.I68]/1000" office:value-type="float" office:value="68.8378341965432" calcext:value-type="float">
            <text:p>68.84</text:p>
          </table:table-cell>
          <table:table-cell/>
          <table:table-cell table:style-name="ce142" table:formula="of:=[.F67]/3*4" office:value-type="float" office:value="426.666666666667" calcext:value-type="float">
            <text:p>426.7</text:p>
          </table:table-cell>
          <table:table-cell table:style-name="ce116" table:formula="of:=[.I68]/[.$I$67]" office:value-type="float" office:value="0.499999635511928" calcext:value-type="float">
            <text:p>0.50</text:p>
          </table:table-cell>
          <table:table-cell table:style-name="ce116" table:formula="of:=[.D68]/[.$D$67]" office:value-type="float" office:value="0.666666180682572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formula="of:=[.J68]/[.D68]" office:value-type="float" office:value="2.17903427309647" calcext:value-type="float">
            <text:p>2.18</text:p>
          </table:table-cell>
          <table:table-cell table:formula="of:=[.J68]/[.G68]" office:value-type="float" office:value="300.000218693002" calcext:value-type="float">
            <text:p>300.00</text:p>
          </table:table-cell>
          <table:table-cell/>
          <table:table-cell table:style-name="ce156" office:value-type="string" calcext:value-type="string">
            <text:p>Gryphon.seria</text:p>
          </table:table-cell>
          <table:table-cell office:value-type="string" calcext:value-type="string">
            <text:p>← 4 missiles, AA</text:p>
          </table:table-cell>
          <table:table-cell table:number-columns-repeated="3"/>
          <table:table-cell table:style-name="ce159" office:value-type="string" calcext:value-type="string">
            <text:p>Rhull burn hp</text:p>
          </table:table-cell>
          <table:table-cell table:number-columns-repeated="2"/>
          <table:table-cell table:style-name="ce159" office:value-type="string" calcext:value-type="string">
            <text:p>Varyag capsh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2X2_02</text:p>
          </table:table-cell>
          <table:table-cell office:value-type="string" calcext:value-type="string">
            <text:p>2x2 Sawed</text:p>
          </table:table-cell>
          <table:table-cell table:style-name="ce138" table:formula="of:=[.F69]*[.I69]/1000" office:value-type="float" office:value="103.256826566578" calcext:value-type="float">
            <text:p>103.26</text:p>
          </table:table-cell>
          <table:table-cell/>
          <table:table-cell table:style-name="ce143" table:formula="of:=[.F67]/[.G69]" office:value-type="float" office:value="368.041386924458" calcext:value-type="float">
            <text:p>368.0</text:p>
          </table:table-cell>
          <table:table-cell table:style-name="ce116" table:formula="of:=[.I69]/[.$I$67]" office:value-type="float" office:value="0.869467433198433" calcext:value-type="float">
            <text:p>0.87</text:p>
          </table:table-cell>
          <table:table-cell table:style-name="ce116" table:formula="of:=[.D69]/[.$D$67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formula="of:=[.J69]/[.D69]" office:value-type="float" office:value="2.54220479873789" calcext:value-type="float">
            <text:p>2.54</text:p>
          </table:table-cell>
          <table:table-cell table:formula="of:=[.J69]/[.G69]" office:value-type="float" office:value="301.90895021147" calcext:value-type="float">
            <text:p>301.91</text:p>
          </table:table-cell>
          <table:table-cell/>
          <table:table-cell table:style-name="ce158" office:value-type="string" calcext:value-type="string">
            <text:p>Fearsome.seria</text:p>
          </table:table-cell>
          <table:table-cell table:number-columns-repeated="4"/>
          <table:table-cell table:style-name="ce159" office:value-type="string" calcext:value-type="string">
            <text:p>A-100 Mass</text:p>
          </table:table-cell>
          <table:table-cell table:number-columns-repeated="2"/>
          <table:table-cell table:style-name="ce159" office:value-type="string" calcext:value-type="string">
            <text:p>Mgs submo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2X2_03</text:p>
          </table:table-cell>
          <table:table-cell office:value-type="string" calcext:value-type="string">
            <text:p>2x2 2Sawed</text:p>
          </table:table-cell>
          <table:table-cell table:style-name="ce138" table:formula="of:=[.F70]*[.I70]/1000" office:value-type="float" office:value="97.5153113914678" calcext:value-type="float">
            <text:p>97.52</text:p>
          </table:table-cell>
          <table:table-cell/>
          <table:table-cell table:style-name="ce142" office:value-type="float" office:value="320" calcext:value-type="float">
            <text:p>320.0</text:p>
          </table:table-cell>
          <table:table-cell table:style-name="ce116" table:formula="of:=[.I70]/[.$I$67]" office:value-type="float" office:value="0.944395781218319" calcext:value-type="float">
            <text:p>0.94</text:p>
          </table:table-cell>
          <table:table-cell table:style-name="ce116" office:value-type="float" office:value="1" calcext:value-type="float">
            <text:p>1.00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11" office:value-type="float" office:value="300" calcext:value-type="float">
            <text:p>300</text:p>
          </table:table-cell>
          <table:table-cell table:formula="of:=[.J70]/[.D70]" office:value-type="float" office:value="3.07643995306207" calcext:value-type="float">
            <text:p>3.08</text:p>
          </table:table-cell>
          <table:table-cell table:formula="of:=[.J70]/[.G70]" office:value-type="float" office:value="317.663426675821" calcext:value-type="float">
            <text:p>317.66</text:p>
          </table:table-cell>
          <table:table-cell/>
          <table:table-cell table:style-name="ce158" office:value-type="string" calcext:value-type="string">
            <text:p>Lancer 2.seri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number-columns-repeated="2"/>
          <table:table-cell table:style-name="ce154"/>
          <table:table-cell table:formula="of:=[.J71]/[.G71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Lancer.ser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1</text:p>
          </table:table-cell>
          <table:table-cell office:value-type="string" calcext:value-type="string">
            <text:p>1x1</text:p>
          </table:table-cell>
          <table:table-cell table:style-name="ce116" table:formula="of:=[.F72]*[.I72]/1000" office:value-type="float" office:value="61.3207099364943" calcext:value-type="float">
            <text:p>61.32</text:p>
          </table:table-cell>
          <table:table-cell/>
          <table:table-cell table:style-name="ce142" office:value-type="float" office:value="1430" calcext:value-type="float">
            <text:p>1430.0</text:p>
          </table:table-cell>
          <table:table-cell table:style-name="ce116" table:formula="of:=[.I72]/[.$I$72]" office:value-type="float" office:value="1" calcext:value-type="float">
            <text:p>1.00</text:p>
          </table:table-cell>
          <table:table-cell table:style-name="ce116" table:formula="of:=[.D72]/[.$D$72]" office:value-type="float" office:value="1" calcext:value-type="float">
            <text:p>1.00</text:p>
          </table:table-cell>
          <table:table-cell table:style-name="ce118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2]/[.D72]" office:value-type="float" office:value="1.63077042166608" calcext:value-type="float">
            <text:p>1.63</text:p>
          </table:table-cell>
          <table:table-cell table:formula="of:=[.J72]/[.G72]" office:value-type="float" office:value="100" calcext:value-type="float">
            <text:p>100.00</text:p>
          </table:table-cell>
          <table:table-cell/>
          <table:table-cell table:style-name="ce156" office:value-type="string" calcext:value-type="string">
            <text:p>Kormoran.seria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MDL_ARMOR1X1_03</text:p>
          </table:table-cell>
          <table:table-cell office:value-type="string" calcext:value-type="string">
            <text:p>1x1 Triang</text:p>
          </table:table-cell>
          <table:table-cell table:style-name="ce116" table:formula="of:=[.F73]*[.I73]/1000" office:value-type="float" office:value="30.6603549682471" calcext:value-type="float">
            <text:p>30.66</text:p>
          </table:table-cell>
          <table:table-cell/>
          <table:table-cell table:style-name="ce146" table:formula="of:=[.D72]/2/[.I73]*1000" office:value-type="float" office:value="1559.91684805698" calcext:value-type="float">
            <text:p>1559.9168</text:p>
          </table:table-cell>
          <table:table-cell table:style-name="ce116" table:formula="of:=[.I73]/[.$I$72]" office:value-type="float" office:value="0.45835776496074" calcext:value-type="float">
            <text:p>0.46</text:p>
          </table:table-cell>
          <table:table-cell table:style-name="ce116" table:formula="of:=[.D73]/[.$D$72]" office:value-type="float" office:value="0.5" calcext:value-type="float">
            <text:p>0.50</text:p>
          </table:table-cell>
          <table:table-cell table:style-name="ce118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formula="of:=[.J73]/[.D73]" office:value-type="float" office:value="1.63077042166608" calcext:value-type="float">
            <text:p>1.63</text:p>
          </table:table-cell>
          <table:table-cell table:formula="of:=[.J73]/[.G73]" office:value-type="float" office:value="109.085094269719" calcext:value-type="float">
            <text:p>109.09</text:p>
          </table:table-cell>
          <table:table-cell/>
          <table:table-cell table:style-name="ce156" office:value-type="string" calcext:value-type="string">
            <text:p>Nomad.seria</text:p>
          </table:table-cell>
          <table:table-cell office:value-type="string" calcext:value-type="string">
            <text:p>← new radar, spo, de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DL_ARMOR1X1_04</text:p>
          </table:table-cell>
          <table:table-cell office:value-type="string" calcext:value-type="string">
            <text:p>1x1 Tri inv</text:p>
          </table:table-cell>
          <table:table-cell table:style-name="ce116" table:formula="of:=[.F74]*[.I74]/1000" office:value-type="float" office:value="30.6603549682471" calcext:value-type="float">
            <text:p>30.66</text:p>
          </table:table-cell>
          <table:table-cell/>
          <table:table-cell table:style-name="ce146" table:formula="of:=[.D72]/2/[.I74]*1000" office:value-type="float" office:value="2513.86989348594" calcext:value-type="float">
            <text:p>2513.8699</text:p>
          </table:table-cell>
          <table:table-cell table:style-name="ce116" table:formula="of:=[.I74]/[.$I$72]" office:value-type="float" office:value="0.284422038647562" calcext:value-type="float">
            <text:p>0.28</text:p>
          </table:table-cell>
          <table:table-cell table:style-name="ce116" table:formula="of:=[.D74]/[.$D$72]" office:value-type="float" office:value="0.5" calcext:value-type="float">
            <text:p>0.50</text:p>
          </table:table-cell>
          <table:table-cell table:style-name="ce118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formula="of:=[.J74]/[.D74]" office:value-type="float" office:value="1.63077042166608" calcext:value-type="float">
            <text:p>1.63</text:p>
          </table:table-cell>
          <table:table-cell table:formula="of:=[.J74]/[.G74]" office:value-type="float" office:value="175.795097446569" calcext:value-type="float">
            <text:p>175.80</text:p>
          </table:table-cell>
          <table:table-cell/>
          <table:table-cell table:style-name="ce137" office:value-type="string" calcext:value-type="string">
            <text:p>Courageou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2</text:p>
          </table:table-cell>
          <table:table-cell office:value-type="string" calcext:value-type="string">
            <text:p>1x1 Corner</text:p>
          </table:table-cell>
          <table:table-cell table:style-name="ce116" table:formula="of:=[.F75]*[.I75]/1000" office:value-type="float" office:value="61.3207099364943" calcext:value-type="float">
            <text:p>61.32</text:p>
          </table:table-cell>
          <table:table-cell/>
          <table:table-cell table:style-name="ce142" table:formula="of:=[.F72]*2" office:value-type="float" office:value="2860" calcext:value-type="float">
            <text:p>2860.0</text:p>
          </table:table-cell>
          <table:table-cell table:style-name="ce116" table:formula="of:=[.I75]/[.$I$72]" office:value-type="float" office:value="0.5" calcext:value-type="float">
            <text:p>0.50</text:p>
          </table:table-cell>
          <table:table-cell table:style-name="ce116" table:formula="of:=[.D75]/[.$D$72]" office:value-type="float" office:value="1" calcext:value-type="float">
            <text:p>1.00</text:p>
          </table:table-cell>
          <table:table-cell table:style-name="ce118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5]/[.D75]" office:value-type="float" office:value="1.63077042166608" calcext:value-type="float">
            <text:p>1.63</text:p>
          </table:table-cell>
          <table:table-cell table:formula="of:=[.J75]/[.G75]" office:value-type="float" office:value="200" calcext:value-type="float">
            <text:p>200.00</text:p>
          </table:table-cell>
          <table:table-cell/>
          <table:table-cell table:style-name="ce137" office:value-type="string" calcext:value-type="string">
            <text:p>Novorossiys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2X1_01</text:p>
          </table:table-cell>
          <table:table-cell office:value-type="string" calcext:value-type="string">
            <text:p>2x1</text:p>
          </table:table-cell>
          <table:table-cell table:style-name="ce116" table:formula="of:=[.F76]*[.I76]/1000" office:value-type="float" office:value="123.880034513524" calcext:value-type="float">
            <text:p>123.88</text:p>
          </table:table-cell>
          <table:table-cell/>
          <table:table-cell table:style-name="ce142" table:formula="of:=[.F72]" office:value-type="float" office:value="1430" calcext:value-type="float">
            <text:p>1430.0</text:p>
          </table:table-cell>
          <table:table-cell table:style-name="ce116" table:formula="of:=[.I76]/[.I72]/2" office:value-type="float" office:value="1.01009948059814" calcext:value-type="float">
            <text:p>1.01</text:p>
          </table:table-cell>
          <table:table-cell table:style-name="ce116" table:formula="of:=[.D76]/2/[.D72]" office:value-type="float" office:value="1.01009948059814" calcext:value-type="float">
            <text:p>1.01</text:p>
          </table:table-cell>
          <table:table-cell table:style-name="ce118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formula="of:=[.J76]/[.D76]" office:value-type="float" office:value="1.61446516208522" calcext:value-type="float">
            <text:p>1.61</text:p>
          </table:table-cell>
          <table:table-cell table:formula="of:=[.J76]/[.G76]" office:value-type="float" office:value="198.000299813607" calcext:value-type="float">
            <text:p>198.00</text:p>
          </table:table-cell>
          <table:table-cell table:number-columns-repeated="17"/>
        </table:table-row>
        <table:table-row table:style-name="ro1">
          <table:table-cell/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F77]*[.I77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I77]/[.I66]" office:value-type="float" office:value="1" calcext:value-type="float">
            <text:p>1</text:p>
          </table:table-cell>
          <table:table-cell table:style-name="ce128" table:formula="of:=[.D77]/[.D66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J77]/[.D77]" office:value-type="float" office:value="1.98317413131244" calcext:value-type="float">
            <text:p>1.98</text:p>
          </table:table-cell>
          <table:table-cell table:style-name="ce138" table:formula="of:=[.J77]/[.G77]" office:value-type="float" office:value="100" calcext:value-type="float">
            <text:p>100.00</text:p>
          </table:table-cell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</text:p>
          </table:table-cell>
          <table:table-cell table:style-name="ce137" office:value-type="string" calcext:value-type="string">
            <text:p>Hound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ARM</text:p>
          </table:table-cell>
          <table:table-cell table:style-name="ce137" office:value-type="string" calcext:value-type="string">
            <text:p>Eagle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</text:p>
          </table:table-cell>
          <table:table-cell table:style-name="ce137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 Mk2</text:p>
          </table:table-cell>
          <table:table-cell table:style-name="ce13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3:30:48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5:08:25.921000000</dc:date>
    <meta:editing-duration>P48DT21H2M33S</meta:editing-duration>
    <meta:editing-cycles>1406</meta:editing-cycles>
    <meta:generator>LibreOffice/7.1.3.2$Windows_X86_64 LibreOffice_project/47f78053abe362b9384784d31a6e56f8511eb1c1</meta:generator>
    <meta:document-statistic meta:table-count="2" meta:cell-count="1462" meta:object-count="0"/>
  </office:meta>
</office:document-meta>
</file>